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229714" table:style-name="ce9">
            <text:p>13.229.714</text:p>
          </table:table-cell>
          <table:table-cell office:value-type="percentage" office:value="0.96103224213015259" table:style-name="ce10">
            <text:p>96,1%</text:p>
          </table:table-cell>
          <table:table-cell office:value-type="float" office:value="6855610" table:style-name="ce8">
            <text:p>6.855.610</text:p>
          </table:table-cell>
          <table:table-cell office:value-type="float" office:value="6752567" table:style-name="ce8">
            <text:p>6.752.567</text:p>
          </table:table-cell>
          <table:table-cell office:value-type="float" office:value="374751" table:style-name="ce8">
            <text:p>374.751</text:p>
          </table:table-cell>
          <table:table-cell office:value-type="date" office:date-value="2021-11-07T00:00:00" table:style-name="ce11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7720" table:style-name="ce7">
            <text:p>267.7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2962" table:style-name="ce14">
            <text:p>2.112.962</text:p>
          </table:table-cell>
          <table:table-cell office:value-type="float" office:value="2035376" table:style-name="ce14">
            <text:p>2.035.376</text:p>
          </table:table-cell>
          <table:table-cell office:value-type="percentage" office:value="0.96328092980375413" table:style-name="ce15">
            <text:p>96,3%</text:p>
          </table:table-cell>
          <table:table-cell office:value-type="float" office:value="1068093" table:style-name="ce13">
            <text:p>1.068.093</text:p>
          </table:table-cell>
          <table:table-cell office:value-type="float" office:value="1049564" table:style-name="ce13">
            <text:p>1.049.564</text:p>
          </table:table-cell>
          <table:table-cell office:value-type="float" office:value="45521" table:style-name="ce13">
            <text:p>45.521</text:p>
          </table:table-cell>
          <table:table-cell office:value-type="date" office:date-value="2021-11-05T00:00:00" table:style-name="ce16">
            <text:p>0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19509" table:style-name="ce14">
            <text:p>1.719.509</text:p>
          </table:table-cell>
          <table:table-cell office:value-type="percentage" office:value="1.0074549518539242" table:style-name="ce15">
            <text:p>100,7%</text:p>
          </table:table-cell>
          <table:table-cell office:value-type="float" office:value="874057" table:style-name="ce13">
            <text:p>874.057</text:p>
          </table:table-cell>
          <table:table-cell office:value-type="float" office:value="866122" table:style-name="ce13">
            <text:p>866.122</text:p>
          </table:table-cell>
          <table:table-cell office:value-type="float" office:value="53998" table:style-name="ce13">
            <text:p>53.998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15210" table:style-name="ce14">
            <text:p>1.615.210</text:p>
          </table:table-cell>
          <table:table-cell office:value-type="percentage" office:value="0.83342019039756454" table:style-name="ce15">
            <text:p>83,3%</text:p>
          </table:table-cell>
          <table:table-cell office:value-type="float" office:value="859888" table:style-name="ce13">
            <text:p>859.888</text:p>
          </table:table-cell>
          <table:table-cell office:value-type="float" office:value="843635" table:style-name="ce13">
            <text:p>843.635</text:p>
          </table:table-cell>
          <table:table-cell office:value-type="float" office:value="7421" table:style-name="ce13">
            <text:p>7.421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187906" table:style-name="ce14">
            <text:p>3.187.906</text:p>
          </table:table-cell>
          <table:table-cell office:value-type="percentage" office:value="0.89364673562638408" table:style-name="ce15">
            <text:p>89,4%</text:p>
          </table:table-cell>
          <table:table-cell office:value-type="float" office:value="1681910" table:style-name="ce13">
            <text:p>1.681.910</text:p>
          </table:table-cell>
          <table:table-cell office:value-type="float" office:value="1642890" table:style-name="ce13">
            <text:p>1.642.890</text:p>
          </table:table-cell>
          <table:table-cell office:value-type="float" office:value="36297" table:style-name="ce13">
            <text:p>36.297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40314" table:style-name="ce14">
            <text:p>940.314</text:p>
          </table:table-cell>
          <table:table-cell office:value-type="percentage" office:value="0.93146969524366141" table:style-name="ce15">
            <text:p>93,1%</text:p>
          </table:table-cell>
          <table:table-cell office:value-type="float" office:value="483096" table:style-name="ce13">
            <text:p>483.096</text:p>
          </table:table-cell>
          <table:table-cell office:value-type="float" office:value="477623" table:style-name="ce13">
            <text:p>477.623</text:p>
          </table:table-cell>
          <table:table-cell office:value-type="float" office:value="24367" table:style-name="ce13">
            <text:p>24.367</text:p>
          </table:table-cell>
          <table:table-cell office:value-type="date" office:date-value="2021-11-06T00:00:00" table:style-name="ce16">
            <text:p>0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02260" table:style-name="ce14">
            <text:p>3.802.260</text:p>
          </table:table-cell>
          <table:table-cell office:value-type="percentage" office:value="0.89244245407239975" table:style-name="ce15">
            <text:p>89,2%</text:p>
          </table:table-cell>
          <table:table-cell office:value-type="float" office:value="2004593" table:style-name="ce13">
            <text:p>2.004.593</text:p>
          </table:table-cell>
          <table:table-cell office:value-type="float" office:value="1965878" table:style-name="ce13">
            <text:p>1.965.878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3T00:00:00" table:style-name="ce16">
            <text:p>0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80248" table:style-name="ce14">
            <text:p>3.080.248</text:p>
          </table:table-cell>
          <table:table-cell office:value-type="percentage" office:value="0.94232343565489263" table:style-name="ce15">
            <text:p>94,2%</text:p>
          </table:table-cell>
          <table:table-cell office:value-type="float" office:value="1621034" table:style-name="ce13">
            <text:p>1.621.034</text:p>
          </table:table-cell>
          <table:table-cell office:value-type="float" office:value="1563970" table:style-name="ce13">
            <text:p>1.563.970</text:p>
          </table:table-cell>
          <table:table-cell office:value-type="float" office:value="68854" table:style-name="ce13">
            <text:p>68.854</text:p>
          </table:table-cell>
          <table:table-cell office:value-type="date" office:date-value="2021-11-06T00:00:00" table:style-name="ce16">
            <text:p>0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345956" table:style-name="ce14">
            <text:p>11.345.956</text:p>
          </table:table-cell>
          <table:table-cell office:value-type="percentage" office:value="0.95638235549475237" table:style-name="ce15">
            <text:p>95,6%</text:p>
          </table:table-cell>
          <table:table-cell office:value-type="float" office:value="5989564" table:style-name="ce13">
            <text:p>5.989.564</text:p>
          </table:table-cell>
          <table:table-cell office:value-type="float" office:value="5866345" table:style-name="ce13">
            <text:p>5.866.345</text:p>
          </table:table-cell>
          <table:table-cell office:value-type="float" office:value="215457" table:style-name="ce13">
            <text:p>215.457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831632" table:style-name="ce14">
            <text:p>7.831.632</text:p>
          </table:table-cell>
          <table:table-cell office:value-type="percentage" office:value="0.96823802565110639" table:style-name="ce15">
            <text:p>96,8%</text:p>
          </table:table-cell>
          <table:table-cell office:value-type="float" office:value="4080223" table:style-name="ce13">
            <text:p>4.080.223</text:p>
          </table:table-cell>
          <table:table-cell office:value-type="float" office:value="4015726" table:style-name="ce13">
            <text:p>4.015.726</text:p>
          </table:table-cell>
          <table:table-cell office:value-type="float" office:value="195222" table:style-name="ce13">
            <text:p>195.222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784224" table:style-name="ce14">
            <text:p>1.784.224</text:p>
          </table:table-cell>
          <table:table-cell office:value-type="percentage" office:value="0.97301583406273096" table:style-name="ce15">
            <text:p>97,3%</text:p>
          </table:table-cell>
          <table:table-cell office:value-type="float" office:value="898779" table:style-name="ce13">
            <text:p>898.779</text:p>
          </table:table-cell>
          <table:table-cell office:value-type="float" office:value="884894" table:style-name="ce13">
            <text:p>884.894</text:p>
          </table:table-cell>
          <table:table-cell office:value-type="float" office:value="91687" table:style-name="ce13">
            <text:p>91.687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513925" table:style-name="ce14">
            <text:p>4.513.925</text:p>
          </table:table-cell>
          <table:table-cell office:value-type="percentage" office:value="1.0077639748086076" table:style-name="ce15">
            <text:p>100,8%</text:p>
          </table:table-cell>
          <table:table-cell office:value-type="float" office:value="2311081" table:style-name="ce13">
            <text:p>2.311.081</text:p>
          </table:table-cell>
          <table:table-cell office:value-type="float" office:value="2290670" table:style-name="ce13">
            <text:p>2.290.670</text:p>
          </table:table-cell>
          <table:table-cell office:value-type="float" office:value="123420" table:style-name="ce13">
            <text:p>123.420</text:p>
          </table:table-cell>
          <table:table-cell office:value-type="date" office:date-value="2021-11-06T00:00:00" table:style-name="ce16">
            <text:p>0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57365" table:style-name="ce14">
            <text:p>557.365</text:p>
          </table:table-cell>
          <table:table-cell office:value-type="float" office:value="490601" table:style-name="ce14">
            <text:p>490.601</text:p>
          </table:table-cell>
          <table:table-cell office:value-type="percentage" office:value="0.88021493994061339" table:style-name="ce15">
            <text:p>88,0%</text:p>
          </table:table-cell>
          <table:table-cell office:value-type="float" office:value="260733" table:style-name="ce13">
            <text:p>260.733</text:p>
          </table:table-cell>
          <table:table-cell office:value-type="float" office:value="255589" table:style-name="ce13">
            <text:p>255.589</text:p>
          </table:table-cell>
          <table:table-cell office:value-type="float" office:value="10038" table:style-name="ce13">
            <text:p>10.038</text:p>
          </table:table-cell>
          <table:table-cell office:value-type="date" office:date-value="2021-11-05T00:00:00" table:style-name="ce16">
            <text:p>0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087653" table:style-name="ce14">
            <text:p>10.087.653</text:p>
          </table:table-cell>
          <table:table-cell office:value-type="percentage" office:value="0.93128817704315991" table:style-name="ce15">
            <text:p>93,1%</text:p>
          </table:table-cell>
          <table:table-cell office:value-type="float" office:value="5355337" table:style-name="ce13">
            <text:p>5.355.337</text:p>
          </table:table-cell>
          <table:table-cell office:value-type="float" office:value="5245198" table:style-name="ce13">
            <text:p>5.245.198</text:p>
          </table:table-cell>
          <table:table-cell office:value-type="float" office:value="215117" table:style-name="ce13">
            <text:p>215.117</text:p>
          </table:table-cell>
          <table:table-cell office:value-type="date" office:date-value="2021-11-06T00:00:00" table:style-name="ce16">
            <text:p>0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65271" table:style-name="ce14">
            <text:p>2.265.271</text:p>
          </table:table-cell>
          <table:table-cell office:value-type="percentage" office:value="0.94104957055469585" table:style-name="ce15">
            <text:p>94,1%</text:p>
          </table:table-cell>
          <table:table-cell office:value-type="float" office:value="1193509" table:style-name="ce13">
            <text:p>1.193.509</text:p>
          </table:table-cell>
          <table:table-cell office:value-type="float" office:value="1163295" table:style-name="ce13">
            <text:p>1.163.295</text:p>
          </table:table-cell>
          <table:table-cell office:value-type="float" office:value="35428" table:style-name="ce13">
            <text:p>35.428</text:p>
          </table:table-cell>
          <table:table-cell office:value-type="date" office:date-value="2021-11-06T00:00:00" table:style-name="ce16">
            <text:p>06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17222" table:style-name="ce14">
            <text:p>1.017.222</text:p>
          </table:table-cell>
          <table:table-cell office:value-type="percentage" office:value="0.97232489784213927" table:style-name="ce15">
            <text:p>97,2%</text:p>
          </table:table-cell>
          <table:table-cell office:value-type="float" office:value="528404" table:style-name="ce13">
            <text:p>528.404</text:p>
          </table:table-cell>
          <table:table-cell office:value-type="float" office:value="522257" table:style-name="ce13">
            <text:p>522.257</text:p>
          </table:table-cell>
          <table:table-cell office:value-type="float" office:value="35801" table:style-name="ce13">
            <text:p>35.801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55869" table:style-name="ce14">
            <text:p>3.455.869</text:p>
          </table:table-cell>
          <table:table-cell office:value-type="percentage" office:value="0.92921435927219542" table:style-name="ce15">
            <text:p>92,9%</text:p>
          </table:table-cell>
          <table:table-cell office:value-type="float" office:value="1815132" table:style-name="ce13">
            <text:p>1.815.132</text:p>
          </table:table-cell>
          <table:table-cell office:value-type="float" office:value="1784368" table:style-name="ce13">
            <text:p>1.784.368</text:p>
          </table:table-cell>
          <table:table-cell office:value-type="float" office:value="94424" table:style-name="ce13">
            <text:p>94.424</text:p>
          </table:table-cell>
          <table:table-cell office:value-type="date" office:date-value="2021-11-07T00:00:00" table:style-name="ce16">
            <text:p>07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7276" table:style-name="ce14">
            <text:p>117.276</text:p>
          </table:table-cell>
          <table:table-cell office:value-type="percentage" office:value="0.83759597186015788" table:style-name="ce15">
            <text:p>83,8%</text:p>
          </table:table-cell>
          <table:table-cell office:value-type="float" office:value="62891" table:style-name="ce13">
            <text:p>62.891</text:p>
          </table:table-cell>
          <table:table-cell office:value-type="float" office:value="60263" table:style-name="ce13">
            <text:p>60.263</text:p>
          </table:table-cell>
          <table:table-cell office:value-type="float" office:value="2328" table:style-name="ce13">
            <text:p>2.328</text:p>
          </table:table-cell>
          <table:table-cell office:value-type="date" office:date-value="2021-11-05T00:00:00" table:style-name="ce16">
            <text:p>0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4620" table:style-name="ce14">
            <text:p>104.620</text:p>
          </table:table-cell>
          <table:table-cell office:value-type="percentage" office:value="0.74145995747696669" table:style-name="ce15">
            <text:p>74,1%</text:p>
          </table:table-cell>
          <table:table-cell office:value-type="float" office:value="57923" table:style-name="ce13">
            <text:p>57.923</text:p>
          </table:table-cell>
          <table:table-cell office:value-type="float" office:value="55317" table:style-name="ce13">
            <text:p>55.317</text:p>
          </table:table-cell>
          <table:table-cell office:value-type="float" office:value="1764" table:style-name="ce13">
            <text:p>1.764</text:p>
          </table:table-cell>
          <table:table-cell office:value-type="date" office:date-value="2021-11-05T00:00:00" table:style-name="ce17">
            <text:p>0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169" table:style-name="ce14">
            <text:p>173.169</text:p>
          </table:table-cell>
          <table:table-cell office:value-type="percentage" office:value="0.81591892121109322" table:style-name="ce15">
            <text:p>81,6%</text:p>
          </table:table-cell>
          <table:table-cell office:value-type="float" office:value="92887" table:style-name="ce13">
            <text:p>92.887</text:p>
          </table:table-cell>
          <table:table-cell office:value-type="float" office:value="86880" table:style-name="ce13">
            <text:p>86.880</text:p>
          </table:table-cell>
          <table:table-cell office:value-type="float" office:value="0" table:style-name="ce13">
            <text:p>0</text:p>
          </table:table-cell>
          <table:table-cell office:value-type="date" office:date-value="2021-11-04T00:00:00" table:style-name="ce17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173" table:style-name="ce14">
            <text:p>7.173</text:p>
          </table:table-cell>
          <table:table-cell office:value-type="percentage" office:value="0.77545945945945949" table:style-name="ce15">
            <text:p>77,5%</text:p>
          </table:table-cell>
          <table:table-cell office:value-type="float" office:value="5425" table:style-name="ce13">
            <text:p>5.425</text:p>
          </table:table-cell>
          <table:table-cell office:value-type="float" office:value="5195" table:style-name="ce13">
            <text:p>5.195</text:p>
          </table:table-cell>
          <table:table-cell office:value-type="float" office:value="0" table:style-name="ce13">
            <text:p>0</text:p>
          </table:table-cell>
          <table:table-cell office:value-type="date" office:date-value="2021-11-04T00:00:00" table:style-name="ce17">
            <text:p>0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925389" table:style-name="ce19">
            <text:p>54.925.389</text:p>
          </table:table-cell>
          <table:table-cell office:value-type="float" office:value="10764810" table:style-name="ce20">
            <text:p>10.764.810</text:p>
          </table:table-cell>
          <table:table-cell office:value-type="float" office:value="9109480" table:style-name="ce21">
            <text:p>9.109.48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959219" table:style-name="ce23">
            <text:p>76.959.219</text:p>
          </table:table-cell>
          <table:table-cell office:value-type="float" office:value="72805128" table:style-name="ce23">
            <text:p>72.805.128</text:p>
          </table:table-cell>
          <table:table-cell office:value-type="percentage" office:value="0.94602217831758406" table:style-name="ce24">
            <text:p>94,6%</text:p>
          </table:table-cell>
          <table:table-cell office:value-type="float" office:value="38100169" table:style-name="ce23">
            <text:p>38.100.169</text:p>
          </table:table-cell>
          <table:table-cell office:value-type="float" office:value="37398246" table:style-name="ce23">
            <text:p>37.398.246</text:p>
          </table:table-cell>
          <table:table-cell office:value-type="float" office:value="1694745" table:style-name="ce23">
            <text:p>1.694.74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55610" table:style-name="ce31">
            <text:p>6.855.610</text:p>
          </table:table-cell>
          <table:table-cell office:value-type="percentage" office:value="0.91997222212903296" table:style-name="ce32">
            <text:p>92,0%</text:p>
          </table:table-cell>
          <table:table-cell office:value-type="float" office:value="6752567" table:style-name="ce31">
            <text:p>6.752.567</text:p>
          </table:table-cell>
          <table:table-cell office:value-type="percentage" office:value="0.90614461266979562" table:style-name="ce32">
            <text:p>90,6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8093" table:style-name="ce31">
            <text:p>1.068.093</text:p>
          </table:table-cell>
          <table:table-cell office:value-type="percentage" office:value="0.90124239115576799" table:style-name="ce32">
            <text:p>90,1%</text:p>
          </table:table-cell>
          <table:table-cell office:value-type="float" office:value="1049564" table:style-name="ce31">
            <text:p>1.049.564</text:p>
          </table:table-cell>
          <table:table-cell office:value-type="percentage" office:value="0.88560787218998016" table:style-name="ce32">
            <text:p>88,6%</text:p>
          </table:table-cell>
          <table:table-cell office:value-type="date" office:date-value="2021-11-05T00:00:00" table:style-name="ce33">
            <text:p>0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057" table:style-name="ce31">
            <text:p>874.057</text:p>
          </table:table-cell>
          <table:table-cell office:value-type="percentage" office:value="0.93589434720272568" table:style-name="ce32">
            <text:p>93,6%</text:p>
          </table:table-cell>
          <table:table-cell office:value-type="float" office:value="866122" table:style-name="ce31">
            <text:p>866.122</text:p>
          </table:table-cell>
          <table:table-cell office:value-type="percentage" office:value="0.92739796579390033" table:style-name="ce32">
            <text:p>92,7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9888" table:style-name="ce31">
            <text:p>859.888</text:p>
          </table:table-cell>
          <table:table-cell office:value-type="percentage" office:value="0.830916436604897" table:style-name="ce32">
            <text:p>83,1%</text:p>
          </table:table-cell>
          <table:table-cell office:value-type="float" office:value="843635" table:style-name="ce31">
            <text:p>843.635</text:p>
          </table:table-cell>
          <table:table-cell office:value-type="percentage" office:value="0.81521103678057183" table:style-name="ce32">
            <text:p>81,5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1910" table:style-name="ce31">
            <text:p>1.681.910</text:p>
          </table:table-cell>
          <table:table-cell office:value-type="percentage" office:value="0.85777861191549865" table:style-name="ce32">
            <text:p>85,8%</text:p>
          </table:table-cell>
          <table:table-cell office:value-type="float" office:value="1642890" table:style-name="ce31">
            <text:p>1.642.890</text:p>
          </table:table-cell>
          <table:table-cell office:value-type="percentage" office:value="0.83787830723989609" table:style-name="ce32">
            <text:p>83,8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096" table:style-name="ce31">
            <text:p>483.096</text:p>
          </table:table-cell>
          <table:table-cell office:value-type="percentage" office:value="0.92171553840958398" table:style-name="ce32">
            <text:p>92,2%</text:p>
          </table:table-cell>
          <table:table-cell office:value-type="float" office:value="477623" table:style-name="ce31">
            <text:p>477.623</text:p>
          </table:table-cell>
          <table:table-cell office:value-type="percentage" office:value="0.91127341274156837" table:style-name="ce32">
            <text:p>91,1%</text:p>
          </table:table-cell>
          <table:table-cell office:value-type="date" office:date-value="2021-11-06T00:00:00" table:style-name="ce33">
            <text:p>0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593" table:style-name="ce31">
            <text:p>2.004.593</text:p>
          </table:table-cell>
          <table:table-cell office:value-type="percentage" office:value="0.92112130345139098" table:style-name="ce32">
            <text:p>92,1%</text:p>
          </table:table-cell>
          <table:table-cell office:value-type="float" office:value="1965878" table:style-name="ce31">
            <text:p>1.965.878</text:p>
          </table:table-cell>
          <table:table-cell office:value-type="percentage" office:value="0.90333155198407533" table:style-name="ce32">
            <text:p>90,3%</text:p>
          </table:table-cell>
          <table:table-cell office:value-type="date" office:date-value="2021-11-03T00:00:00" table:style-name="ce33">
            <text:p>03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1034" table:style-name="ce31">
            <text:p>1.621.034</text:p>
          </table:table-cell>
          <table:table-cell office:value-type="percentage" office:value="0.89620098364426048" table:style-name="ce32">
            <text:p>89,6%</text:p>
          </table:table-cell>
          <table:table-cell office:value-type="float" office:value="1563970" table:style-name="ce31">
            <text:p>1.563.970</text:p>
          </table:table-cell>
          <table:table-cell office:value-type="percentage" office:value="0.86465271696344059" table:style-name="ce32">
            <text:p>86,5%</text:p>
          </table:table-cell>
          <table:table-cell office:value-type="date" office:date-value="2021-11-06T00:00:00" table:style-name="ce33">
            <text:p>0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89564" table:style-name="ce31">
            <text:p>5.989.564</text:p>
          </table:table-cell>
          <table:table-cell office:value-type="percentage" office:value="0.87205155233563758" table:style-name="ce32">
            <text:p>87,2%</text:p>
          </table:table-cell>
          <table:table-cell office:value-type="float" office:value="5866345" table:style-name="ce31">
            <text:p>5.866.345</text:p>
          </table:table-cell>
          <table:table-cell office:value-type="percentage" office:value="0.85411146183368369" table:style-name="ce32">
            <text:p>85,4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0223" table:style-name="ce31">
            <text:p>4.080.223</text:p>
          </table:table-cell>
          <table:table-cell office:value-type="percentage" office:value="0.90904762636798064" table:style-name="ce32">
            <text:p>90,9%</text:p>
          </table:table-cell>
          <table:table-cell office:value-type="float" office:value="4015726" table:style-name="ce31">
            <text:p>4.015.726</text:p>
          </table:table-cell>
          <table:table-cell office:value-type="percentage" office:value="0.89467810667313663" table:style-name="ce32">
            <text:p>89,5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8779" table:style-name="ce31">
            <text:p>898.779</text:p>
          </table:table-cell>
          <table:table-cell office:value-type="percentage" office:value="0.94267266741273936" table:style-name="ce32">
            <text:p>94,3%</text:p>
          </table:table-cell>
          <table:table-cell office:value-type="float" office:value="884894" table:style-name="ce31">
            <text:p>884.894</text:p>
          </table:table-cell>
          <table:table-cell office:value-type="percentage" office:value="0.92810956570806458" table:style-name="ce32">
            <text:p>92,8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1081" table:style-name="ce31">
            <text:p>2.311.081</text:p>
          </table:table-cell>
          <table:table-cell office:value-type="percentage" office:value="0.94157010580986655" table:style-name="ce32">
            <text:p>94,2%</text:p>
          </table:table-cell>
          <table:table-cell office:value-type="float" office:value="2290670" table:style-name="ce31">
            <text:p>2.290.670</text:p>
          </table:table-cell>
          <table:table-cell office:value-type="percentage" office:value="0.9332543490580758" table:style-name="ce32">
            <text:p>93,3%</text:p>
          </table:table-cell>
          <table:table-cell office:value-type="date" office:date-value="2021-11-06T00:00:00" table:style-name="ce33">
            <text:p>0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733" table:style-name="ce31">
            <text:p>260.733</text:p>
          </table:table-cell>
          <table:table-cell office:value-type="percentage" office:value="0.91817093354931856" table:style-name="ce32">
            <text:p>91,8%</text:p>
          </table:table-cell>
          <table:table-cell office:value-type="float" office:value="255589" table:style-name="ce31">
            <text:p>255.589</text:p>
          </table:table-cell>
          <table:table-cell office:value-type="percentage" office:value="0.9000563439799979" table:style-name="ce32">
            <text:p>90,0%</text:p>
          </table:table-cell>
          <table:table-cell office:value-type="date" office:date-value="2021-11-05T00:00:00" table:style-name="ce33">
            <text:p>0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55337" table:style-name="ce31">
            <text:p>5.355.337</text:p>
          </table:table-cell>
          <table:table-cell office:value-type="percentage" office:value="0.89585035774047128" table:style-name="ce32">
            <text:p>89,6%</text:p>
          </table:table-cell>
          <table:table-cell office:value-type="float" office:value="5245198" table:style-name="ce31">
            <text:p>5.245.198</text:p>
          </table:table-cell>
          <table:table-cell office:value-type="percentage" office:value="0.87742610870606363" table:style-name="ce32">
            <text:p>87,7%</text:p>
          </table:table-cell>
          <table:table-cell office:value-type="date" office:date-value="2021-11-06T00:00:00" table:style-name="ce33">
            <text:p>0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3509" table:style-name="ce31">
            <text:p>1.193.509</text:p>
          </table:table-cell>
          <table:table-cell office:value-type="percentage" office:value="0.91098030206001357" table:style-name="ce32">
            <text:p>91,1%</text:p>
          </table:table-cell>
          <table:table-cell office:value-type="float" office:value="1163295" table:style-name="ce31">
            <text:p>1.163.295</text:p>
          </table:table-cell>
          <table:table-cell office:value-type="percentage" office:value="0.88791859171979726" table:style-name="ce32">
            <text:p>88,8%</text:p>
          </table:table-cell>
          <table:table-cell office:value-type="date" office:date-value="2021-11-06T00:00:00" table:style-name="ce33">
            <text:p>06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404" table:style-name="ce31">
            <text:p>528.404</text:p>
          </table:table-cell>
          <table:table-cell office:value-type="percentage" office:value="0.90891952235643003" table:style-name="ce32">
            <text:p>90,9%</text:p>
          </table:table-cell>
          <table:table-cell office:value-type="float" office:value="522257" table:style-name="ce31">
            <text:p>522.257</text:p>
          </table:table-cell>
          <table:table-cell office:value-type="percentage" office:value="0.89834593036256738" table:style-name="ce32">
            <text:p>89,8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5132" table:style-name="ce31">
            <text:p>1.815.132</text:p>
          </table:table-cell>
          <table:table-cell office:value-type="percentage" office:value="0.91491136590113731" table:style-name="ce32">
            <text:p>91,5%</text:p>
          </table:table-cell>
          <table:table-cell office:value-type="float" office:value="1784368" table:style-name="ce31">
            <text:p>1.784.368</text:p>
          </table:table-cell>
          <table:table-cell office:value-type="percentage" office:value="0.89940487201497221" table:style-name="ce32">
            <text:p>89,9%</text:p>
          </table:table-cell>
          <table:table-cell office:value-type="date" office:date-value="2021-11-07T00:00:00" table:style-name="ce33">
            <text:p>07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891" table:style-name="ce31">
            <text:p>62.891</text:p>
          </table:table-cell>
          <table:table-cell office:value-type="percentage" office:value="0.88622560417107021" table:style-name="ce32">
            <text:p>88,6%</text:p>
          </table:table-cell>
          <table:table-cell office:value-type="float" office:value="60263" table:style-name="ce31">
            <text:p>60.263</text:p>
          </table:table-cell>
          <table:table-cell office:value-type="percentage" office:value="0.84919326428521102" table:style-name="ce32">
            <text:p>84,9%</text:p>
          </table:table-cell>
          <table:table-cell office:value-type="date" office:date-value="2021-11-05T00:00:00" table:style-name="ce33">
            <text:p>0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923" table:style-name="ce31">
            <text:p>57.923</text:p>
          </table:table-cell>
          <table:table-cell office:value-type="percentage" office:value="0.81665656238103967" table:style-name="ce32">
            <text:p>81,7%</text:p>
          </table:table-cell>
          <table:table-cell office:value-type="float" office:value="55317" table:style-name="ce31">
            <text:p>55.317</text:p>
          </table:table-cell>
          <table:table-cell office:value-type="percentage" office:value="0.77991456004060511" table:style-name="ce32">
            <text:p>78,0%</text:p>
          </table:table-cell>
          <table:table-cell office:value-type="date" office:date-value="2021-11-05T00:00:00" table:style-name="ce33">
            <text:p>0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87" table:style-name="ce31">
            <text:p>92.887</text:p>
          </table:table-cell>
          <table:table-cell office:value-type="string" table:style-name="ce32">
            <text:p>-</text:p>
          </table:table-cell>
          <table:table-cell office:value-type="float" office:value="86880" table:style-name="ce31">
            <text:p>86.880</text:p>
          </table:table-cell>
          <table:table-cell office:value-type="string" table:style-name="ce32">
            <text:p>-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425" table:style-name="ce31">
            <text:p>5.425</text:p>
          </table:table-cell>
          <table:table-cell office:value-type="string" table:style-name="ce32">
            <text:p>-</text:p>
          </table:table-cell>
          <table:table-cell office:value-type="float" office:value="5195" table:style-name="ce31">
            <text:p>5.195</text:p>
          </table:table-cell>
          <table:table-cell office:value-type="string" table:style-name="ce32">
            <text:p>-</text:p>
          </table:table-cell>
          <table:table-cell office:value-type="date" office:date-value="2021-11-04T00:00:00" table:style-name="ce33">
            <text:p>0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00169" table:style-name="ce34">
            <text:p>38.100.169</text:p>
          </table:table-cell>
          <table:table-cell office:value-type="percentage" office:value="0.90456613223981186" table:style-name="ce24">
            <text:p>90,5%</text:p>
          </table:table-cell>
          <table:table-cell office:value-type="float" office:value="37398246" table:style-name="ce34">
            <text:p>37.398.246</text:p>
          </table:table-cell>
          <table:table-cell office:value-type="percentage" office:value="0.88790122523532677" table:style-name="ce24">
            <text:p>88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68" table:style-name="ce43">
            <text:p>433.968</text:p>
          </table:table-cell>
          <table:table-cell office:value-type="percentage" office:value="1" table:style-name="ce44">
            <text:p>100,0%</text:p>
          </table:table-cell>
          <table:table-cell office:value-type="float" office:value="653863" table:style-name="ce43">
            <text:p>653.863</text:p>
          </table:table-cell>
          <table:table-cell office:value-type="percentage" office:value="1" table:style-name="ce44">
            <text:p>100,0%</text:p>
          </table:table-cell>
          <table:table-cell office:value-type="float" office:value="929747" table:style-name="ce43">
            <text:p>929.747</text:p>
          </table:table-cell>
          <table:table-cell office:value-type="percentage" office:value="1" table:style-name="ce44">
            <text:p>100,0%</text:p>
          </table:table-cell>
          <table:table-cell office:value-type="float" office:value="1216513" table:style-name="ce43">
            <text:p>1.216.513</text:p>
          </table:table-cell>
          <table:table-cell office:value-type="percentage" office:value="0.96165439150812515" table:style-name="ce44">
            <text:p>96,2%</text:p>
          </table:table-cell>
          <table:table-cell office:value-type="float" office:value="1252005" table:style-name="ce43">
            <text:p>1.252.005</text:p>
          </table:table-cell>
          <table:table-cell office:value-type="percentage" office:value="0.90390032878160209" table:style-name="ce44">
            <text:p>90,4%</text:p>
          </table:table-cell>
          <table:table-cell office:value-type="float" office:value="931490" table:style-name="ce43">
            <text:p>931.490</text:p>
          </table:table-cell>
          <table:table-cell office:value-type="percentage" office:value="0.81694098579480923" table:style-name="ce44">
            <text:p>81,7%</text:p>
          </table:table-cell>
          <table:table-cell office:value-type="float" office:value="768611" table:style-name="ce43">
            <text:p>768.611</text:p>
          </table:table-cell>
          <table:table-cell office:value-type="percentage" office:value="0.82764528272630167" table:style-name="ce44">
            <text:p>82,8%</text:p>
          </table:table-cell>
          <table:table-cell office:value-type="float" office:value="669413" table:style-name="ce43">
            <text:p>669.413</text:p>
          </table:table-cell>
          <table:table-cell office:value-type="percentage" office:value="0.88910449763383792" table:style-name="ce44">
            <text:p>88,9%</text:p>
          </table:table-cell>
          <table:table-cell office:value-type="float" office:value="6855610" table:style-name="ce43">
            <text:p>6.855.61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997222212903296" table:style-name="ce44">
            <text:p>92,0%</text:p>
          </table:table-cell>
          <table:table-cell office:value-type="percentage" office:value="0.8099334968493378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26" table:style-name="ce46">
            <text:p>101.326</text:p>
          </table:table-cell>
          <table:table-cell office:value-type="percentage" office:value="1" table:style-name="ce47">
            <text:p>100,0%</text:p>
          </table:table-cell>
          <table:table-cell office:value-type="float" office:value="119319" table:style-name="ce46">
            <text:p>119.319</text:p>
          </table:table-cell>
          <table:table-cell office:value-type="percentage" office:value="1" table:style-name="ce47">
            <text:p>100,0%</text:p>
          </table:table-cell>
          <table:table-cell office:value-type="float" office:value="154612" table:style-name="ce46">
            <text:p>154.612</text:p>
          </table:table-cell>
          <table:table-cell office:value-type="percentage" office:value="0.98877640422851365" table:style-name="ce47">
            <text:p>98,9%</text:p>
          </table:table-cell>
          <table:table-cell office:value-type="float" office:value="186138" table:style-name="ce46">
            <text:p>186.138</text:p>
          </table:table-cell>
          <table:table-cell office:value-type="percentage" office:value="0.93882965309231037" table:style-name="ce47">
            <text:p>93,9%</text:p>
          </table:table-cell>
          <table:table-cell office:value-type="float" office:value="188092" table:style-name="ce46">
            <text:p>188.092</text:p>
          </table:table-cell>
          <table:table-cell office:value-type="percentage" office:value="0.87507850918615637" table:style-name="ce47">
            <text:p>87,5%</text:p>
          </table:table-cell>
          <table:table-cell office:value-type="float" office:value="125976" table:style-name="ce46">
            <text:p>125.976</text:p>
          </table:table-cell>
          <table:table-cell office:value-type="percentage" office:value="0.76680910120156309" table:style-name="ce47">
            <text:p>76,7%</text:p>
          </table:table-cell>
          <table:table-cell office:value-type="float" office:value="104256" table:style-name="ce46">
            <text:p>104.256</text:p>
          </table:table-cell>
          <table:table-cell office:value-type="percentage" office:value="0.7995030712954655" table:style-name="ce47">
            <text:p>80,0%</text:p>
          </table:table-cell>
          <table:table-cell office:value-type="float" office:value="88374" table:style-name="ce46">
            <text:p>88.374</text:p>
          </table:table-cell>
          <table:table-cell office:value-type="percentage" office:value="0.85709297927436012" table:style-name="ce47">
            <text:p>85,7%</text:p>
          </table:table-cell>
          <table:table-cell office:value-type="float" office:value="1068093" table:style-name="ce46">
            <text:p>1.068.09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24239115576799" table:style-name="ce47">
            <text:p>90,1%</text:p>
          </table:table-cell>
          <table:table-cell office:value-type="percentage" office:value="0.80344533700017529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7" table:style-name="ce46">
            <text:p>88.967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7" table:style-name="ce46">
            <text:p>114.377</text:p>
          </table:table-cell>
          <table:table-cell office:value-type="percentage" office:value="1" table:style-name="ce47">
            <text:p>100,0%</text:p>
          </table:table-cell>
          <table:table-cell office:value-type="float" office:value="148242" table:style-name="ce46">
            <text:p>148.242</text:p>
          </table:table-cell>
          <table:table-cell office:value-type="percentage" office:value="0.99057814128778765" table:style-name="ce47">
            <text:p>99,1%</text:p>
          </table:table-cell>
          <table:table-cell office:value-type="float" office:value="153241" table:style-name="ce46">
            <text:p>153.241</text:p>
          </table:table-cell>
          <table:table-cell office:value-type="percentage" office:value="0.94218082326539399" table:style-name="ce47">
            <text:p>94,2%</text:p>
          </table:table-cell>
          <table:table-cell office:value-type="float" office:value="150739" table:style-name="ce46">
            <text:p>150.739</text:p>
          </table:table-cell>
          <table:table-cell office:value-type="percentage" office:value="0.90266657883863399" table:style-name="ce47">
            <text:p>90,3%</text:p>
          </table:table-cell>
          <table:table-cell office:value-type="float" office:value="91084" table:style-name="ce46">
            <text:p>91.084</text:p>
          </table:table-cell>
          <table:table-cell office:value-type="percentage" office:value="0.79583402504128409" table:style-name="ce47">
            <text:p>79,6%</text:p>
          </table:table-cell>
          <table:table-cell office:value-type="float" office:value="66765" table:style-name="ce46">
            <text:p>66.765</text:p>
          </table:table-cell>
          <table:table-cell office:value-type="percentage" office:value="0.84394079205167427" table:style-name="ce47">
            <text:p>84,4%</text:p>
          </table:table-cell>
          <table:table-cell office:value-type="float" office:value="60642" table:style-name="ce46">
            <text:p>60.642</text:p>
          </table:table-cell>
          <table:table-cell office:value-type="percentage" office:value="0.94753125000000005" table:style-name="ce47">
            <text:p>94,8%</text:p>
          </table:table-cell>
          <table:table-cell office:value-type="float" office:value="874057" table:style-name="ce46">
            <text:p>874.05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89434720272568" table:style-name="ce47">
            <text:p>93,6%</text:p>
          </table:table-cell>
          <table:table-cell office:value-type="percentage" office:value="0.85794142821245722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06" table:style-name="ce46">
            <text:p>51.506</text:p>
          </table:table-cell>
          <table:table-cell office:value-type="percentage" office:value="1" table:style-name="ce47">
            <text:p>100,0%</text:p>
          </table:table-cell>
          <table:table-cell office:value-type="float" office:value="79307" table:style-name="ce46">
            <text:p>79.307</text:p>
          </table:table-cell>
          <table:table-cell office:value-type="percentage" office:value="0.98498435093645986" table:style-name="ce47">
            <text:p>98,5%</text:p>
          </table:table-cell>
          <table:table-cell office:value-type="float" office:value="110465" table:style-name="ce46">
            <text:p>110.465</text:p>
          </table:table-cell>
          <table:table-cell office:value-type="percentage" office:value="0.94228489051530739" table:style-name="ce47">
            <text:p>94,2%</text:p>
          </table:table-cell>
          <table:table-cell office:value-type="float" office:value="150457" table:style-name="ce46">
            <text:p>150.457</text:p>
          </table:table-cell>
          <table:table-cell office:value-type="percentage" office:value="0.90747721611368115" table:style-name="ce47">
            <text:p>90,7%</text:p>
          </table:table-cell>
          <table:table-cell office:value-type="float" office:value="168041" table:style-name="ce46">
            <text:p>168.041</text:p>
          </table:table-cell>
          <table:table-cell office:value-type="percentage" office:value="0.81505248045321377" table:style-name="ce47">
            <text:p>81,5%</text:p>
          </table:table-cell>
          <table:table-cell office:value-type="float" office:value="127273" table:style-name="ce46">
            <text:p>127.273</text:p>
          </table:table-cell>
          <table:table-cell office:value-type="percentage" office:value="0.69858442150098521" table:style-name="ce47">
            <text:p>69,9%</text:p>
          </table:table-cell>
          <table:table-cell office:value-type="float" office:value="97782" table:style-name="ce46">
            <text:p>97.782</text:p>
          </table:table-cell>
          <table:table-cell office:value-type="percentage" office:value="0.70886314537994233" table:style-name="ce47">
            <text:p>70,9%</text:p>
          </table:table-cell>
          <table:table-cell office:value-type="float" office:value="75057" table:style-name="ce46">
            <text:p>75.057</text:p>
          </table:table-cell>
          <table:table-cell office:value-type="percentage" office:value="0.78610180142438202" table:style-name="ce47">
            <text:p>78,6%</text:p>
          </table:table-cell>
          <table:table-cell office:value-type="float" office:value="859888" table:style-name="ce46">
            <text:p>859.88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0916436604897" table:style-name="ce47">
            <text:p>83,1%</text:p>
          </table:table-cell>
          <table:table-cell office:value-type="percentage" office:value="0.73397903448699708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07" table:style-name="ce46">
            <text:p>93.107</text:p>
          </table:table-cell>
          <table:table-cell office:value-type="percentage" office:value="1" table:style-name="ce47">
            <text:p>100,0%</text:p>
          </table:table-cell>
          <table:table-cell office:value-type="float" office:value="151490" table:style-name="ce46">
            <text:p>151.490</text:p>
          </table:table-cell>
          <table:table-cell office:value-type="percentage" office:value="0.98032110062058742" table:style-name="ce47">
            <text:p>98,0%</text:p>
          </table:table-cell>
          <table:table-cell office:value-type="float" office:value="224671" table:style-name="ce46">
            <text:p>224.671</text:p>
          </table:table-cell>
          <table:table-cell office:value-type="percentage" office:value="0.95567267282595747" table:style-name="ce47">
            <text:p>95,6%</text:p>
          </table:table-cell>
          <table:table-cell office:value-type="float" office:value="320978" table:style-name="ce46">
            <text:p>320.978</text:p>
          </table:table-cell>
          <table:table-cell office:value-type="percentage" office:value="0.91574040261103762" table:style-name="ce47">
            <text:p>91,6%</text:p>
          </table:table-cell>
          <table:table-cell office:value-type="float" office:value="318392" table:style-name="ce46">
            <text:p>318.392</text:p>
          </table:table-cell>
          <table:table-cell office:value-type="percentage" office:value="0.82075870531341188" table:style-name="ce47">
            <text:p>82,1%</text:p>
          </table:table-cell>
          <table:table-cell office:value-type="float" office:value="230240" table:style-name="ce46">
            <text:p>230.240</text:p>
          </table:table-cell>
          <table:table-cell office:value-type="percentage" office:value="0.7404786867952684" table:style-name="ce47">
            <text:p>74,0%</text:p>
          </table:table-cell>
          <table:table-cell office:value-type="float" office:value="188939" table:style-name="ce46">
            <text:p>188.939</text:p>
          </table:table-cell>
          <table:table-cell office:value-type="percentage" office:value="0.75050844495288938" table:style-name="ce47">
            <text:p>75,1%</text:p>
          </table:table-cell>
          <table:table-cell office:value-type="float" office:value="154093" table:style-name="ce46">
            <text:p>154.093</text:p>
          </table:table-cell>
          <table:table-cell office:value-type="percentage" office:value="0.85703877150341778" table:style-name="ce47">
            <text:p>85,7%</text:p>
          </table:table-cell>
          <table:table-cell office:value-type="float" office:value="1681910" table:style-name="ce46">
            <text:p>1.681.91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777861191549865" table:style-name="ce47">
            <text:p>85,8%</text:p>
          </table:table-cell>
          <table:table-cell office:value-type="percentage" office:value="0.77295363133010286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44" table:style-name="ce46">
            <text:p>42.344</text:p>
          </table:table-cell>
          <table:table-cell office:value-type="percentage" office:value="1" table:style-name="ce47">
            <text:p>100,0%</text:p>
          </table:table-cell>
          <table:table-cell office:value-type="float" office:value="55930" table:style-name="ce46">
            <text:p>55.930</text:p>
          </table:table-cell>
          <table:table-cell office:value-type="percentage" office:value="1" table:style-name="ce47">
            <text:p>100,0%</text:p>
          </table:table-cell>
          <table:table-cell office:value-type="float" office:value="76697" table:style-name="ce46">
            <text:p>76.697</text:p>
          </table:table-cell>
          <table:table-cell office:value-type="percentage" office:value="0.99162195358458849" table:style-name="ce47">
            <text:p>99,2%</text:p>
          </table:table-cell>
          <table:table-cell office:value-type="float" office:value="84331" table:style-name="ce46">
            <text:p>84.331</text:p>
          </table:table-cell>
          <table:table-cell office:value-type="percentage" office:value="0.93738606553732606" table:style-name="ce47">
            <text:p>93,7%</text:p>
          </table:table-cell>
          <table:table-cell office:value-type="float" office:value="88087" table:style-name="ce46">
            <text:p>88.087</text:p>
          </table:table-cell>
          <table:table-cell office:value-type="percentage" office:value="0.90097065532019349" table:style-name="ce47">
            <text:p>90,1%</text:p>
          </table:table-cell>
          <table:table-cell office:value-type="float" office:value="54804" table:style-name="ce46">
            <text:p>54.804</text:p>
          </table:table-cell>
          <table:table-cell office:value-type="percentage" office:value="0.77765952918138859" table:style-name="ce47">
            <text:p>77,8%</text:p>
          </table:table-cell>
          <table:table-cell office:value-type="float" office:value="41314" table:style-name="ce46">
            <text:p>41.314</text:p>
          </table:table-cell>
          <table:table-cell office:value-type="percentage" office:value="0.81801801801801799" table:style-name="ce47">
            <text:p>81,8%</text:p>
          </table:table-cell>
          <table:table-cell office:value-type="float" office:value="39589" table:style-name="ce46">
            <text:p>39.589</text:p>
          </table:table-cell>
          <table:table-cell office:value-type="percentage" office:value="0.90050724472852173" table:style-name="ce47">
            <text:p>90,1%</text:p>
          </table:table-cell>
          <table:table-cell office:value-type="float" office:value="483096" table:style-name="ce46">
            <text:p>483.09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171553840958398" table:style-name="ce47">
            <text:p>92,2%</text:p>
          </table:table-cell>
          <table:table-cell office:value-type="percentage" office:value="0.82877312769662292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52" table:style-name="ce46">
            <text:p>229.352</text:p>
          </table:table-cell>
          <table:table-cell office:value-type="percentage" office:value="1" table:style-name="ce47">
            <text:p>100,0%</text:p>
          </table:table-cell>
          <table:table-cell office:value-type="float" office:value="250578" table:style-name="ce46">
            <text:p>250.578</text:p>
          </table:table-cell>
          <table:table-cell office:value-type="percentage" office:value="1" table:style-name="ce47">
            <text:p>100,0%</text:p>
          </table:table-cell>
          <table:table-cell office:value-type="float" office:value="320615" table:style-name="ce46">
            <text:p>320.615</text:p>
          </table:table-cell>
          <table:table-cell office:value-type="percentage" office:value="1" table:style-name="ce47">
            <text:p>100,0%</text:p>
          </table:table-cell>
          <table:table-cell office:value-type="float" office:value="353123" table:style-name="ce46">
            <text:p>353.123</text:p>
          </table:table-cell>
          <table:table-cell office:value-type="percentage" office:value="0.92640650619794063" table:style-name="ce47">
            <text:p>92,6%</text:p>
          </table:table-cell>
          <table:table-cell office:value-type="float" office:value="320762" table:style-name="ce46">
            <text:p>320.762</text:p>
          </table:table-cell>
          <table:table-cell office:value-type="percentage" office:value="0.88290004266387745" table:style-name="ce47">
            <text:p>88,3%</text:p>
          </table:table-cell>
          <table:table-cell office:value-type="float" office:value="212601" table:style-name="ce46">
            <text:p>212.601</text:p>
          </table:table-cell>
          <table:table-cell office:value-type="percentage" office:value="0.79393015986825155" table:style-name="ce47">
            <text:p>79,4%</text:p>
          </table:table-cell>
          <table:table-cell office:value-type="float" office:value="173402" table:style-name="ce46">
            <text:p>173.402</text:p>
          </table:table-cell>
          <table:table-cell office:value-type="percentage" office:value="0.82178705818791886" table:style-name="ce47">
            <text:p>82,2%</text:p>
          </table:table-cell>
          <table:table-cell office:value-type="float" office:value="144160" table:style-name="ce46">
            <text:p>144.160</text:p>
          </table:table-cell>
          <table:table-cell office:value-type="percentage" office:value="0.8718897799712112" table:style-name="ce47">
            <text:p>87,2%</text:p>
          </table:table-cell>
          <table:table-cell office:value-type="float" office:value="2004593" table:style-name="ce46">
            <text:p>2.004.59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12130345139098" table:style-name="ce47">
            <text:p>92,1%</text:p>
          </table:table-cell>
          <table:table-cell office:value-type="percentage" office:value="0.83701947206543192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03" table:style-name="ce46">
            <text:p>138.203</text:p>
          </table:table-cell>
          <table:table-cell office:value-type="percentage" office:value="1" table:style-name="ce47">
            <text:p>100,0%</text:p>
          </table:table-cell>
          <table:table-cell office:value-type="float" office:value="158417" table:style-name="ce46">
            <text:p>158.417</text:p>
          </table:table-cell>
          <table:table-cell office:value-type="percentage" office:value="0.9957008441178874" table:style-name="ce47">
            <text:p>99,6%</text:p>
          </table:table-cell>
          <table:table-cell office:value-type="float" office:value="222447" table:style-name="ce46">
            <text:p>222.447</text:p>
          </table:table-cell>
          <table:table-cell office:value-type="percentage" office:value="1" table:style-name="ce47">
            <text:p>100,0%</text:p>
          </table:table-cell>
          <table:table-cell office:value-type="float" office:value="286416" table:style-name="ce46">
            <text:p>286.416</text:p>
          </table:table-cell>
          <table:table-cell office:value-type="percentage" office:value="0.9315007903004443" table:style-name="ce47">
            <text:p>93,2%</text:p>
          </table:table-cell>
          <table:table-cell office:value-type="float" office:value="287173" table:style-name="ce46">
            <text:p>287.173</text:p>
          </table:table-cell>
          <table:table-cell office:value-type="percentage" office:value="0.86862872612331932" table:style-name="ce47">
            <text:p>86,9%</text:p>
          </table:table-cell>
          <table:table-cell office:value-type="float" office:value="205742" table:style-name="ce46">
            <text:p>205.742</text:p>
          </table:table-cell>
          <table:table-cell office:value-type="percentage" office:value="0.77375414157900868" table:style-name="ce47">
            <text:p>77,4%</text:p>
          </table:table-cell>
          <table:table-cell office:value-type="float" office:value="173012" table:style-name="ce46">
            <text:p>173.012</text:p>
          </table:table-cell>
          <table:table-cell office:value-type="percentage" office:value="0.79330915360242837" table:style-name="ce47">
            <text:p>79,3%</text:p>
          </table:table-cell>
          <table:table-cell office:value-type="float" office:value="149624" table:style-name="ce46">
            <text:p>149.624</text:p>
          </table:table-cell>
          <table:table-cell office:value-type="percentage" office:value="0.86004644425539745" table:style-name="ce47">
            <text:p>86,0%</text:p>
          </table:table-cell>
          <table:table-cell office:value-type="float" office:value="1621034" table:style-name="ce46">
            <text:p>1.621.03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620098364426048" table:style-name="ce47">
            <text:p>89,6%</text:p>
          </table:table-cell>
          <table:table-cell office:value-type="percentage" office:value="0.79259600796197571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948" table:style-name="ce46">
            <text:p>458.948</text:p>
          </table:table-cell>
          <table:table-cell office:value-type="percentage" office:value="1" table:style-name="ce47">
            <text:p>100,0%</text:p>
          </table:table-cell>
          <table:table-cell office:value-type="float" office:value="618533" table:style-name="ce46">
            <text:p>618.533</text:p>
          </table:table-cell>
          <table:table-cell office:value-type="percentage" office:value="0.97362000465927478" table:style-name="ce47">
            <text:p>97,4%</text:p>
          </table:table-cell>
          <table:table-cell office:value-type="float" office:value="799979" table:style-name="ce46">
            <text:p>799.979</text:p>
          </table:table-cell>
          <table:table-cell office:value-type="percentage" office:value="0.9551030105637166" table:style-name="ce47">
            <text:p>95,5%</text:p>
          </table:table-cell>
          <table:table-cell office:value-type="float" office:value="1026200" table:style-name="ce46">
            <text:p>1.026.200</text:p>
          </table:table-cell>
          <table:table-cell office:value-type="percentage" office:value="0.93993295352543549" table:style-name="ce47">
            <text:p>94,0%</text:p>
          </table:table-cell>
          <table:table-cell office:value-type="float" office:value="1129768" table:style-name="ce46">
            <text:p>1.129.768</text:p>
          </table:table-cell>
          <table:table-cell office:value-type="percentage" office:value="0.85799408394120391" table:style-name="ce47">
            <text:p>85,8%</text:p>
          </table:table-cell>
          <table:table-cell office:value-type="float" office:value="780612" table:style-name="ce46">
            <text:p>780.612</text:p>
          </table:table-cell>
          <table:table-cell office:value-type="percentage" office:value="0.74724597282157124" table:style-name="ce47">
            <text:p>74,7%</text:p>
          </table:table-cell>
          <table:table-cell office:value-type="float" office:value="641956" table:style-name="ce46">
            <text:p>641.956</text:p>
          </table:table-cell>
          <table:table-cell office:value-type="percentage" office:value="0.76520350205915832" table:style-name="ce47">
            <text:p>76,5%</text:p>
          </table:table-cell>
          <table:table-cell office:value-type="float" office:value="533568" table:style-name="ce46">
            <text:p>533.568</text:p>
          </table:table-cell>
          <table:table-cell office:value-type="percentage" office:value="0.81316008449081478" table:style-name="ce47">
            <text:p>81,3%</text:p>
          </table:table-cell>
          <table:table-cell office:value-type="float" office:value="5989564" table:style-name="ce46">
            <text:p>5.989.564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205155233563758" table:style-name="ce47">
            <text:p>87,2%</text:p>
          </table:table-cell>
          <table:table-cell office:value-type="percentage" office:value="0.76981944170789485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44" table:style-name="ce46">
            <text:p>297.344</text:p>
          </table:table-cell>
          <table:table-cell office:value-type="percentage" office:value="1" table:style-name="ce47">
            <text:p>100,0%</text:p>
          </table:table-cell>
          <table:table-cell office:value-type="float" office:value="434591" table:style-name="ce46">
            <text:p>434.591</text:p>
          </table:table-cell>
          <table:table-cell office:value-type="percentage" office:value="0.99252960978573157" table:style-name="ce47">
            <text:p>99,3%</text:p>
          </table:table-cell>
          <table:table-cell office:value-type="float" office:value="570429" table:style-name="ce46">
            <text:p>570.429</text:p>
          </table:table-cell>
          <table:table-cell office:value-type="percentage" office:value="0.98226536347481097" table:style-name="ce47">
            <text:p>98,2%</text:p>
          </table:table-cell>
          <table:table-cell office:value-type="float" office:value="715250" table:style-name="ce46">
            <text:p>715.250</text:p>
          </table:table-cell>
          <table:table-cell office:value-type="percentage" office:value="0.95070806317406897" table:style-name="ce47">
            <text:p>95,1%</text:p>
          </table:table-cell>
          <table:table-cell office:value-type="float" office:value="753388" table:style-name="ce46">
            <text:p>753.388</text:p>
          </table:table-cell>
          <table:table-cell office:value-type="percentage" office:value="0.8846860218791246" table:style-name="ce47">
            <text:p>88,5%</text:p>
          </table:table-cell>
          <table:table-cell office:value-type="float" office:value="510605" table:style-name="ce46">
            <text:p>510.605</text:p>
          </table:table-cell>
          <table:table-cell office:value-type="percentage" office:value="0.78704881165425067" table:style-name="ce47">
            <text:p>78,7%</text:p>
          </table:table-cell>
          <table:table-cell office:value-type="float" office:value="426149" table:style-name="ce46">
            <text:p>426.149</text:p>
          </table:table-cell>
          <table:table-cell office:value-type="percentage" office:value="0.82566853830266251" table:style-name="ce47">
            <text:p>82,6%</text:p>
          </table:table-cell>
          <table:table-cell office:value-type="float" office:value="372467" table:style-name="ce46">
            <text:p>372.467</text:p>
          </table:table-cell>
          <table:table-cell office:value-type="percentage" office:value="0.87736113499367541" table:style-name="ce47">
            <text:p>87,7%</text:p>
          </table:table-cell>
          <table:table-cell office:value-type="float" office:value="4080223" table:style-name="ce46">
            <text:p>4.080.22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904762636798064" table:style-name="ce47">
            <text:p>90,9%</text:p>
          </table:table-cell>
          <table:table-cell office:value-type="percentage" office:value="0.80679023196521971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6" table:style-name="ce46">
            <text:p>78.286</text:p>
          </table:table-cell>
          <table:table-cell office:value-type="percentage" office:value="1" table:style-name="ce47">
            <text:p>100,0%</text:p>
          </table:table-cell>
          <table:table-cell office:value-type="float" office:value="95958" table:style-name="ce46">
            <text:p>95.958</text:p>
          </table:table-cell>
          <table:table-cell office:value-type="percentage" office:value="1" table:style-name="ce47">
            <text:p>100,0%</text:p>
          </table:table-cell>
          <table:table-cell office:value-type="float" office:value="132905" table:style-name="ce46">
            <text:p>132.905</text:p>
          </table:table-cell>
          <table:table-cell office:value-type="percentage" office:value="1" table:style-name="ce47">
            <text:p>100,0%</text:p>
          </table:table-cell>
          <table:table-cell office:value-type="float" office:value="161556" table:style-name="ce46">
            <text:p>161.556</text:p>
          </table:table-cell>
          <table:table-cell office:value-type="percentage" office:value="0.95473241301058998" table:style-name="ce47">
            <text:p>95,5%</text:p>
          </table:table-cell>
          <table:table-cell office:value-type="float" office:value="146320" table:style-name="ce46">
            <text:p>146.320</text:p>
          </table:table-cell>
          <table:table-cell office:value-type="percentage" office:value="0.91740128155291112" table:style-name="ce47">
            <text:p>91,7%</text:p>
          </table:table-cell>
          <table:table-cell office:value-type="float" office:value="113205" table:style-name="ce46">
            <text:p>113.205</text:p>
          </table:table-cell>
          <table:table-cell office:value-type="percentage" office:value="0.84811093879936172" table:style-name="ce47">
            <text:p>84,8%</text:p>
          </table:table-cell>
          <table:table-cell office:value-type="float" office:value="93545" table:style-name="ce46">
            <text:p>93.545</text:p>
          </table:table-cell>
          <table:table-cell office:value-type="percentage" office:value="0.82549417578538653" table:style-name="ce47">
            <text:p>82,5%</text:p>
          </table:table-cell>
          <table:table-cell office:value-type="float" office:value="77004" table:style-name="ce46">
            <text:p>77.004</text:p>
          </table:table-cell>
          <table:table-cell office:value-type="percentage" office:value="0.90860176991150443" table:style-name="ce47">
            <text:p>90,9%</text:p>
          </table:table-cell>
          <table:table-cell office:value-type="float" office:value="898779" table:style-name="ce46">
            <text:p>898.77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267266741273936" table:style-name="ce47">
            <text:p>94,3%</text:p>
          </table:table-cell>
          <table:table-cell office:value-type="percentage" office:value="0.84472742618095897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35" table:style-name="ce46">
            <text:p>242.335</text:p>
          </table:table-cell>
          <table:table-cell office:value-type="percentage" office:value="1" table:style-name="ce47">
            <text:p>100,0%</text:p>
          </table:table-cell>
          <table:table-cell office:value-type="float" office:value="291355" table:style-name="ce46">
            <text:p>291.355</text:p>
          </table:table-cell>
          <table:table-cell office:value-type="percentage" office:value="1" table:style-name="ce47">
            <text:p>100,0%</text:p>
          </table:table-cell>
          <table:table-cell office:value-type="float" office:value="346105" table:style-name="ce46">
            <text:p>346.105</text:p>
          </table:table-cell>
          <table:table-cell office:value-type="percentage" office:value="0.99763062546299364" table:style-name="ce47">
            <text:p>99,8%</text:p>
          </table:table-cell>
          <table:table-cell office:value-type="float" office:value="390984" table:style-name="ce46">
            <text:p>390.984</text:p>
          </table:table-cell>
          <table:table-cell office:value-type="percentage" office:value="0.96327813761890568" table:style-name="ce47">
            <text:p>96,3%</text:p>
          </table:table-cell>
          <table:table-cell office:value-type="float" office:value="408148" table:style-name="ce46">
            <text:p>408.148</text:p>
          </table:table-cell>
          <table:table-cell office:value-type="percentage" office:value="0.92086791916448008" table:style-name="ce47">
            <text:p>92,1%</text:p>
          </table:table-cell>
          <table:table-cell office:value-type="float" office:value="263842" table:style-name="ce46">
            <text:p>263.842</text:p>
          </table:table-cell>
          <table:table-cell office:value-type="percentage" office:value="0.81581779053084647" table:style-name="ce47">
            <text:p>81,6%</text:p>
          </table:table-cell>
          <table:table-cell office:value-type="float" office:value="199115" table:style-name="ce46">
            <text:p>199.115</text:p>
          </table:table-cell>
          <table:table-cell office:value-type="percentage" office:value="0.86204060074205235" table:style-name="ce47">
            <text:p>86,2%</text:p>
          </table:table-cell>
          <table:table-cell office:value-type="float" office:value="169197" table:style-name="ce46">
            <text:p>169.197</text:p>
          </table:table-cell>
          <table:table-cell office:value-type="percentage" office:value="0.93994677984745034" table:style-name="ce47">
            <text:p>94,0%</text:p>
          </table:table-cell>
          <table:table-cell office:value-type="float" office:value="2311081" table:style-name="ce46">
            <text:p>2.311.08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57010580986655" table:style-name="ce47">
            <text:p>94,2%</text:p>
          </table:table-cell>
          <table:table-cell office:value-type="percentage" office:value="0.8553796534853001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70" table:style-name="ce46">
            <text:p>23.370</text:p>
          </table:table-cell>
          <table:table-cell office:value-type="percentage" office:value="1" table:style-name="ce47">
            <text:p>100,0%</text:p>
          </table:table-cell>
          <table:table-cell office:value-type="float" office:value="28672" table:style-name="ce46">
            <text:p>28.672</text:p>
          </table:table-cell>
          <table:table-cell office:value-type="percentage" office:value="1" table:style-name="ce47">
            <text:p>100,0%</text:p>
          </table:table-cell>
          <table:table-cell office:value-type="float" office:value="38069" table:style-name="ce46">
            <text:p>38.069</text:p>
          </table:table-cell>
          <table:table-cell office:value-type="percentage" office:value="1" table:style-name="ce47">
            <text:p>100,0%</text:p>
          </table:table-cell>
          <table:table-cell office:value-type="float" office:value="45427" table:style-name="ce46">
            <text:p>45.427</text:p>
          </table:table-cell>
          <table:table-cell office:value-type="percentage" office:value="0.95306730446458543" table:style-name="ce47">
            <text:p>95,3%</text:p>
          </table:table-cell>
          <table:table-cell office:value-type="float" office:value="47605" table:style-name="ce46">
            <text:p>47.605</text:p>
          </table:table-cell>
          <table:table-cell office:value-type="percentage" office:value="0.89910665382363497" table:style-name="ce47">
            <text:p>89,9%</text:p>
          </table:table-cell>
          <table:table-cell office:value-type="float" office:value="31268" table:style-name="ce46">
            <text:p>31.268</text:p>
          </table:table-cell>
          <table:table-cell office:value-type="percentage" office:value="0.79523894300465425" table:style-name="ce47">
            <text:p>79,5%</text:p>
          </table:table-cell>
          <table:table-cell office:value-type="float" office:value="24242" table:style-name="ce46">
            <text:p>24.242</text:p>
          </table:table-cell>
          <table:table-cell office:value-type="percentage" office:value="0.79591568717578309" table:style-name="ce47">
            <text:p>79,6%</text:p>
          </table:table-cell>
          <table:table-cell office:value-type="float" office:value="22080" table:style-name="ce46">
            <text:p>22.080</text:p>
          </table:table-cell>
          <table:table-cell office:value-type="percentage" office:value="0.86479711734294218" table:style-name="ce47">
            <text:p>86,5%</text:p>
          </table:table-cell>
          <table:table-cell office:value-type="float" office:value="260733" table:style-name="ce46">
            <text:p>260.73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817093354931856" table:style-name="ce47">
            <text:p>91,8%</text:p>
          </table:table-cell>
          <table:table-cell office:value-type="percentage" office:value="0.81500965884581478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038" table:style-name="ce46">
            <text:p>374.038</text:p>
          </table:table-cell>
          <table:table-cell office:value-type="percentage" office:value="1" table:style-name="ce47">
            <text:p>100,0%</text:p>
          </table:table-cell>
          <table:table-cell office:value-type="float" office:value="511278" table:style-name="ce46">
            <text:p>511.278</text:p>
          </table:table-cell>
          <table:table-cell office:value-type="percentage" office:value="0.9718617475255712" table:style-name="ce47">
            <text:p>97,2%</text:p>
          </table:table-cell>
          <table:table-cell office:value-type="float" office:value="689412" table:style-name="ce46">
            <text:p>689.412</text:p>
          </table:table-cell>
          <table:table-cell office:value-type="percentage" office:value="0.98022103642281" table:style-name="ce47">
            <text:p>98,0%</text:p>
          </table:table-cell>
          <table:table-cell office:value-type="float" office:value="941834" table:style-name="ce46">
            <text:p>941.834</text:p>
          </table:table-cell>
          <table:table-cell office:value-type="percentage" office:value="0.96818509369509953" table:style-name="ce47">
            <text:p>96,8%</text:p>
          </table:table-cell>
          <table:table-cell office:value-type="float" office:value="1033320" table:style-name="ce46">
            <text:p>1.033.320</text:p>
          </table:table-cell>
          <table:table-cell office:value-type="percentage" office:value="0.88623130420910978" table:style-name="ce47">
            <text:p>88,6%</text:p>
          </table:table-cell>
          <table:table-cell office:value-type="float" office:value="749410" table:style-name="ce46">
            <text:p>749.410</text:p>
          </table:table-cell>
          <table:table-cell office:value-type="percentage" office:value="0.7891516785308117" table:style-name="ce47">
            <text:p>78,9%</text:p>
          </table:table-cell>
          <table:table-cell office:value-type="float" office:value="601179" table:style-name="ce46">
            <text:p>601.179</text:p>
          </table:table-cell>
          <table:table-cell office:value-type="percentage" office:value="0.80969594935856426" table:style-name="ce47">
            <text:p>81,0%</text:p>
          </table:table-cell>
          <table:table-cell office:value-type="float" office:value="454866" table:style-name="ce46">
            <text:p>454.866</text:p>
          </table:table-cell>
          <table:table-cell office:value-type="percentage" office:value="0.8217371039595911" table:style-name="ce47">
            <text:p>82,2%</text:p>
          </table:table-cell>
          <table:table-cell office:value-type="float" office:value="5355337" table:style-name="ce46">
            <text:p>5.355.33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585035774047128" table:style-name="ce47">
            <text:p>89,6%</text:p>
          </table:table-cell>
          <table:table-cell office:value-type="percentage" office:value="0.78988576212468409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84" table:style-name="ce46">
            <text:p>73.984</text:p>
          </table:table-cell>
          <table:table-cell office:value-type="percentage" office:value="1" table:style-name="ce47">
            <text:p>100,0%</text:p>
          </table:table-cell>
          <table:table-cell office:value-type="float" office:value="103342" table:style-name="ce46">
            <text:p>103.342</text:p>
          </table:table-cell>
          <table:table-cell office:value-type="percentage" office:value="1" table:style-name="ce47">
            <text:p>100,0%</text:p>
          </table:table-cell>
          <table:table-cell office:value-type="float" office:value="148368" table:style-name="ce46">
            <text:p>148.368</text:p>
          </table:table-cell>
          <table:table-cell office:value-type="percentage" office:value="1" table:style-name="ce47">
            <text:p>100,0%</text:p>
          </table:table-cell>
          <table:table-cell office:value-type="float" office:value="207540" table:style-name="ce46">
            <text:p>207.540</text:p>
          </table:table-cell>
          <table:table-cell office:value-type="percentage" office:value="0.97319653374348203" table:style-name="ce47">
            <text:p>97,3%</text:p>
          </table:table-cell>
          <table:table-cell office:value-type="float" office:value="231853" table:style-name="ce46">
            <text:p>231.853</text:p>
          </table:table-cell>
          <table:table-cell office:value-type="percentage" office:value="0.91224321974212785" table:style-name="ce47">
            <text:p>91,2%</text:p>
          </table:table-cell>
          <table:table-cell office:value-type="float" office:value="167477" table:style-name="ce46">
            <text:p>167.477</text:p>
          </table:table-cell>
          <table:table-cell office:value-type="percentage" office:value="0.80131385673889843" table:style-name="ce47">
            <text:p>80,1%</text:p>
          </table:table-cell>
          <table:table-cell office:value-type="float" office:value="141317" table:style-name="ce46">
            <text:p>141.317</text:p>
          </table:table-cell>
          <table:table-cell office:value-type="percentage" office:value="0.82042752310621891" table:style-name="ce47">
            <text:p>82,0%</text:p>
          </table:table-cell>
          <table:table-cell office:value-type="float" office:value="119628" table:style-name="ce46">
            <text:p>119.628</text:p>
          </table:table-cell>
          <table:table-cell office:value-type="percentage" office:value="0.84308004566789296" table:style-name="ce47">
            <text:p>84,3%</text:p>
          </table:table-cell>
          <table:table-cell office:value-type="float" office:value="1193509" table:style-name="ce46">
            <text:p>1.193.50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098030206001357" table:style-name="ce47">
            <text:p>91,1%</text:p>
          </table:table-cell>
          <table:table-cell office:value-type="percentage" office:value="0.78974902249857903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6" table:style-name="ce46">
            <text:p>42.51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1" table:style-name="ce46">
            <text:p>55.901</text:p>
          </table:table-cell>
          <table:table-cell office:value-type="percentage" office:value="1" table:style-name="ce47">
            <text:p>100,0%</text:p>
          </table:table-cell>
          <table:table-cell office:value-type="float" office:value="72300" table:style-name="ce46">
            <text:p>72.300</text:p>
          </table:table-cell>
          <table:table-cell office:value-type="percentage" office:value="0.97909105682249065" table:style-name="ce47">
            <text:p>97,9%</text:p>
          </table:table-cell>
          <table:table-cell office:value-type="float" office:value="91933" table:style-name="ce46">
            <text:p>91.933</text:p>
          </table:table-cell>
          <table:table-cell office:value-type="percentage" office:value="0.95076219827497055" table:style-name="ce47">
            <text:p>95,1%</text:p>
          </table:table-cell>
          <table:table-cell office:value-type="float" office:value="95367" table:style-name="ce46">
            <text:p>95.367</text:p>
          </table:table-cell>
          <table:table-cell office:value-type="percentage" office:value="0.88301142571433866" table:style-name="ce47">
            <text:p>88,3%</text:p>
          </table:table-cell>
          <table:table-cell office:value-type="float" office:value="64110" table:style-name="ce46">
            <text:p>64.110</text:p>
          </table:table-cell>
          <table:table-cell office:value-type="percentage" office:value="0.7881634108260287" table:style-name="ce47">
            <text:p>78,8%</text:p>
          </table:table-cell>
          <table:table-cell office:value-type="float" office:value="57129" table:style-name="ce46">
            <text:p>57.129</text:p>
          </table:table-cell>
          <table:table-cell office:value-type="percentage" office:value="0.83856620723061337" table:style-name="ce47">
            <text:p>83,9%</text:p>
          </table:table-cell>
          <table:table-cell office:value-type="float" office:value="49148" table:style-name="ce46">
            <text:p>49.148</text:p>
          </table:table-cell>
          <table:table-cell office:value-type="percentage" office:value="0.87160388735191885" table:style-name="ce47">
            <text:p>87,2%</text:p>
          </table:table-cell>
          <table:table-cell office:value-type="float" office:value="528404" table:style-name="ce46">
            <text:p>528.40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891952235643003" table:style-name="ce47">
            <text:p>90,9%</text:p>
          </table:table-cell>
          <table:table-cell office:value-type="percentage" office:value="0.79916273062339971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18" table:style-name="ce46">
            <text:p>164.218</text:p>
          </table:table-cell>
          <table:table-cell office:value-type="percentage" office:value="1" table:style-name="ce47">
            <text:p>100,0%</text:p>
          </table:table-cell>
          <table:table-cell office:value-type="float" office:value="213773" table:style-name="ce46">
            <text:p>213.773</text:p>
          </table:table-cell>
          <table:table-cell office:value-type="percentage" office:value="1" table:style-name="ce47">
            <text:p>100,0%</text:p>
          </table:table-cell>
          <table:table-cell office:value-type="float" office:value="278602" table:style-name="ce46">
            <text:p>278.602</text:p>
          </table:table-cell>
          <table:table-cell office:value-type="percentage" office:value="0.9945844444682439" table:style-name="ce47">
            <text:p>99,5%</text:p>
          </table:table-cell>
          <table:table-cell office:value-type="float" office:value="323988" table:style-name="ce46">
            <text:p>323.988</text:p>
          </table:table-cell>
          <table:table-cell office:value-type="percentage" office:value="0.95297034799412905" table:style-name="ce47">
            <text:p>95,3%</text:p>
          </table:table-cell>
          <table:table-cell office:value-type="float" office:value="320646" table:style-name="ce46">
            <text:p>320.646</text:p>
          </table:table-cell>
          <table:table-cell office:value-type="percentage" office:value="0.88543711840677319" table:style-name="ce47">
            <text:p>88,5%</text:p>
          </table:table-cell>
          <table:table-cell office:value-type="float" office:value="203196" table:style-name="ce46">
            <text:p>203.196</text:p>
          </table:table-cell>
          <table:table-cell office:value-type="percentage" office:value="0.77989429767831031" table:style-name="ce47">
            <text:p>78,0%</text:p>
          </table:table-cell>
          <table:table-cell office:value-type="float" office:value="164062" table:style-name="ce46">
            <text:p>164.062</text:p>
          </table:table-cell>
          <table:table-cell office:value-type="percentage" office:value="0.81406611291395004" table:style-name="ce47">
            <text:p>81,4%</text:p>
          </table:table-cell>
          <table:table-cell office:value-type="float" office:value="146647" table:style-name="ce46">
            <text:p>146.647</text:p>
          </table:table-cell>
          <table:table-cell office:value-type="percentage" office:value="0.8697614557014578" table:style-name="ce47">
            <text:p>87,0%</text:p>
          </table:table-cell>
          <table:table-cell office:value-type="float" office:value="1815132" table:style-name="ce46">
            <text:p>1.815.13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91136590113731" table:style-name="ce47">
            <text:p>91,5%</text:p>
          </table:table-cell>
          <table:table-cell office:value-type="percentage" office:value="0.81744144572583521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6" table:style-name="ce46">
            <text:p>3.896</text:p>
          </table:table-cell>
          <table:table-cell office:value-type="percentage" office:value="0.90226956924502089" table:style-name="ce47">
            <text:p>90,2%</text:p>
          </table:table-cell>
          <table:table-cell office:value-type="float" office:value="7668" table:style-name="ce46">
            <text:p>7.668</text:p>
          </table:table-cell>
          <table:table-cell office:value-type="percentage" office:value="0.97594501718213056" table:style-name="ce47">
            <text:p>97,6%</text:p>
          </table:table-cell>
          <table:table-cell office:value-type="float" office:value="10606" table:style-name="ce46">
            <text:p>10.606</text:p>
          </table:table-cell>
          <table:table-cell office:value-type="percentage" office:value="0.91779162339910003" table:style-name="ce47">
            <text:p>91,8%</text:p>
          </table:table-cell>
          <table:table-cell office:value-type="float" office:value="11184" table:style-name="ce46">
            <text:p>11.184</text:p>
          </table:table-cell>
          <table:table-cell office:value-type="percentage" office:value="0.88467014712861891" table:style-name="ce47">
            <text:p>88,5%</text:p>
          </table:table-cell>
          <table:table-cell office:value-type="float" office:value="9270" table:style-name="ce46">
            <text:p>9.270</text:p>
          </table:table-cell>
          <table:table-cell office:value-type="percentage" office:value="0.77938456364553554" table:style-name="ce47">
            <text:p>77,9%</text:p>
          </table:table-cell>
          <table:table-cell office:value-type="float" office:value="9274" table:style-name="ce46">
            <text:p>9.274</text:p>
          </table:table-cell>
          <table:table-cell office:value-type="percentage" office:value="0.84562779246831399" table:style-name="ce47">
            <text:p>84,6%</text:p>
          </table:table-cell>
          <table:table-cell office:value-type="float" office:value="8592" table:style-name="ce46">
            <text:p>8.592</text:p>
          </table:table-cell>
          <table:table-cell office:value-type="percentage" office:value="0.9414858645627876" table:style-name="ce47">
            <text:p>94,1%</text:p>
          </table:table-cell>
          <table:table-cell office:value-type="float" office:value="62891" table:style-name="ce46">
            <text:p>62.89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622560417107021" table:style-name="ce47">
            <text:p>88,6%</text:p>
          </table:table-cell>
          <table:table-cell office:value-type="percentage" office:value="0.7469062492577373" table:style-name="ce47">
            <text:p>74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5" table:style-name="ce46">
            <text:p>2.015</text:p>
          </table:table-cell>
          <table:table-cell office:value-type="percentage" office:value="0.85781183482332912" table:style-name="ce47">
            <text:p>85,8%</text:p>
          </table:table-cell>
          <table:table-cell office:value-type="float" office:value="3320" table:style-name="ce46">
            <text:p>3.320</text:p>
          </table:table-cell>
          <table:table-cell office:value-type="percentage" office:value="0.88580576307363923" table:style-name="ce47">
            <text:p>88,6%</text:p>
          </table:table-cell>
          <table:table-cell office:value-type="float" office:value="7192" table:style-name="ce46">
            <text:p>7.192</text:p>
          </table:table-cell>
          <table:table-cell office:value-type="percentage" office:value="0.91887057621055324" table:style-name="ce47">
            <text:p>91,9%</text:p>
          </table:table-cell>
          <table:table-cell office:value-type="float" office:value="9714" table:style-name="ce46">
            <text:p>9.714</text:p>
          </table:table-cell>
          <table:table-cell office:value-type="percentage" office:value="0.85972209930082311" table:style-name="ce47">
            <text:p>86,0%</text:p>
          </table:table-cell>
          <table:table-cell office:value-type="float" office:value="10103" table:style-name="ce46">
            <text:p>10.103</text:p>
          </table:table-cell>
          <table:table-cell office:value-type="percentage" office:value="0.84177637060489918" table:style-name="ce47">
            <text:p>84,2%</text:p>
          </table:table-cell>
          <table:table-cell office:value-type="float" office:value="8688" table:style-name="ce46">
            <text:p>8.688</text:p>
          </table:table-cell>
          <table:table-cell office:value-type="percentage" office:value="0.7160636281216517" table:style-name="ce47">
            <text:p>71,6%</text:p>
          </table:table-cell>
          <table:table-cell office:value-type="float" office:value="8834" table:style-name="ce46">
            <text:p>8.834</text:p>
          </table:table-cell>
          <table:table-cell office:value-type="percentage" office:value="0.73647353063776577" table:style-name="ce47">
            <text:p>73,6%</text:p>
          </table:table-cell>
          <table:table-cell office:value-type="float" office:value="8057" table:style-name="ce46">
            <text:p>8.057</text:p>
          </table:table-cell>
          <table:table-cell office:value-type="percentage" office:value="0.84155003133486528" table:style-name="ce47">
            <text:p>84,2%</text:p>
          </table:table-cell>
          <table:table-cell office:value-type="float" office:value="57923" table:style-name="ce46">
            <text:p>57.92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665656238103967" table:style-name="ce47">
            <text:p>81,7%</text:p>
          </table:table-cell>
          <table:table-cell office:value-type="percentage" office:value="0.66520051449308648" table:style-name="ce47">
            <text:p>66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40" table:style-name="ce46">
            <text:p>3.540</text:p>
          </table:table-cell>
          <table:table-cell office:value-type="string" table:style-name="ce47">
            <text:p>-</text:p>
          </table:table-cell>
          <table:table-cell office:value-type="float" office:value="9528" table:style-name="ce46">
            <text:p>9.528</text:p>
          </table:table-cell>
          <table:table-cell office:value-type="string" table:style-name="ce47">
            <text:p>-</text:p>
          </table:table-cell>
          <table:table-cell office:value-type="float" office:value="22121" table:style-name="ce46">
            <text:p>22.121</text:p>
          </table:table-cell>
          <table:table-cell office:value-type="string" table:style-name="ce47">
            <text:p>-</text:p>
          </table:table-cell>
          <table:table-cell office:value-type="float" office:value="31873" table:style-name="ce46">
            <text:p>31.873</text:p>
          </table:table-cell>
          <table:table-cell office:value-type="string" table:style-name="ce47">
            <text:p>-</text:p>
          </table:table-cell>
          <table:table-cell office:value-type="float" office:value="24596" table:style-name="ce46">
            <text:p>24.596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87" table:style-name="ce46">
            <text:p>92.88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1" table:style-name="ce49">
            <text:p>711</text:p>
          </table:table-cell>
          <table:table-cell office:value-type="string" table:style-name="ce50">
            <text:p>-</text:p>
          </table:table-cell>
          <table:table-cell office:value-type="float" office:value="1349" table:style-name="ce49">
            <text:p>1.349</text:p>
          </table:table-cell>
          <table:table-cell office:value-type="string" table:style-name="ce50">
            <text:p>-</text:p>
          </table:table-cell>
          <table:table-cell office:value-type="float" office:value="1586" table:style-name="ce49">
            <text:p>1.586</text:p>
          </table:table-cell>
          <table:table-cell office:value-type="string" table:style-name="ce50">
            <text:p>-</text:p>
          </table:table-cell>
          <table:table-cell office:value-type="float" office:value="1311" table:style-name="ce49">
            <text:p>1.311</text:p>
          </table:table-cell>
          <table:table-cell office:value-type="string" table:style-name="ce50">
            <text:p>-</text:p>
          </table:table-cell>
          <table:table-cell office:value-type="float" office:value="172" table:style-name="ce49">
            <text:p>172</text:p>
          </table:table-cell>
          <table:table-cell office:value-type="string" table:style-name="ce50">
            <text:p>-</text:p>
          </table:table-cell>
          <table:table-cell office:value-type="float" office:value="5425" table:style-name="ce49">
            <text:p>5.4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8288" table:style-name="ce53">
            <text:p>2.938.288</text:p>
          </table:table-cell>
          <table:table-cell office:value-type="percentage" office:value="1" table:style-name="ce54">
            <text:p>100,0%</text:p>
          </table:table-cell>
          <table:table-cell office:value-type="float" office:value="3943955" table:style-name="ce53">
            <text:p>3.943.955</text:p>
          </table:table-cell>
          <table:table-cell office:value-type="percentage" office:value="0.99593691485829072" table:style-name="ce54">
            <text:p>99,6%</text:p>
          </table:table-cell>
          <table:table-cell office:value-type="float" office:value="5282296" table:style-name="ce53">
            <text:p>5.282.296</text:p>
          </table:table-cell>
          <table:table-cell office:value-type="percentage" office:value="0.98975264315851685" table:style-name="ce54">
            <text:p>99,0%</text:p>
          </table:table-cell>
          <table:table-cell office:value-type="float" office:value="6686468" table:style-name="ce53">
            <text:p>6.686.468</text:p>
          </table:table-cell>
          <table:table-cell office:value-type="percentage" office:value="0.95068634863889045" table:style-name="ce54">
            <text:p>95,1%</text:p>
          </table:table-cell>
          <table:table-cell office:value-type="float" office:value="6984463" table:style-name="ce53">
            <text:p>6.984.463</text:p>
          </table:table-cell>
          <table:table-cell office:value-type="percentage" office:value="0.88503494224402057" table:style-name="ce54">
            <text:p>88,5%</text:p>
          </table:table-cell>
          <table:table-cell office:value-type="float" office:value="4914352" table:style-name="ce53">
            <text:p>4.914.352</text:p>
          </table:table-cell>
          <table:table-cell office:value-type="percentage" office:value="0.78876952261354527" table:style-name="ce54">
            <text:p>78,9%</text:p>
          </table:table-cell>
          <table:table-cell office:value-type="float" office:value="4006790" table:style-name="ce53">
            <text:p>4.006.790</text:p>
          </table:table-cell>
          <table:table-cell office:value-type="percentage" office:value="0.81032997346621793" table:style-name="ce54">
            <text:p>81,0%</text:p>
          </table:table-cell>
          <table:table-cell office:value-type="float" office:value="3343557" table:style-name="ce53">
            <text:p>3.343.557</text:p>
          </table:table-cell>
          <table:table-cell office:value-type="percentage" office:value="0.85981665786335026" table:style-name="ce54">
            <text:p>86,0%</text:p>
          </table:table-cell>
          <table:table-cell office:value-type="float" office:value="38100169" table:style-name="ce53">
            <text:p>38.100.16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456613223981186" table:style-name="ce54">
            <text:p>90,5%</text:p>
          </table:table-cell>
          <table:table-cell office:value-type="percentage" office:value="0.80294058297653392" table:style-name="ce54">
            <text:p>80,3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757" table:style-name="ce43">
            <text:p>428.757</text:p>
          </table:table-cell>
          <table:table-cell office:value-type="percentage" office:value="1" table:style-name="ce44">
            <text:p>100,0%</text:p>
          </table:table-cell>
          <table:table-cell office:value-type="float" office:value="649565" table:style-name="ce43">
            <text:p>649.565</text:p>
          </table:table-cell>
          <table:table-cell office:value-type="percentage" office:value="0.99874535080206828" table:style-name="ce44">
            <text:p>99,9%</text:p>
          </table:table-cell>
          <table:table-cell office:value-type="float" office:value="922001" table:style-name="ce43">
            <text:p>922.001</text:p>
          </table:table-cell>
          <table:table-cell office:value-type="percentage" office:value="1.0063898042563038" table:style-name="ce44">
            <text:p>100,6%</text:p>
          </table:table-cell>
          <table:table-cell office:value-type="float" office:value="1206947" table:style-name="ce43">
            <text:p>1.206.947</text:p>
          </table:table-cell>
          <table:table-cell office:value-type="percentage" office:value="0.95409246170616935" table:style-name="ce44">
            <text:p>95,4%</text:p>
          </table:table-cell>
          <table:table-cell office:value-type="float" office:value="1238490" table:style-name="ce43">
            <text:p>1.238.490</text:p>
          </table:table-cell>
          <table:table-cell office:value-type="percentage" office:value="0.89414300916747647" table:style-name="ce44">
            <text:p>89,4%</text:p>
          </table:table-cell>
          <table:table-cell office:value-type="float" office:value="909588" table:style-name="ce43">
            <text:p>909.588</text:p>
          </table:table-cell>
          <table:table-cell office:value-type="percentage" office:value="0.79773236147154447" table:style-name="ce44">
            <text:p>79,8%</text:p>
          </table:table-cell>
          <table:table-cell office:value-type="float" office:value="744187" table:style-name="ce43">
            <text:p>744.187</text:p>
          </table:table-cell>
          <table:table-cell office:value-type="percentage" office:value="0.80134536197925643" table:style-name="ce44">
            <text:p>80,1%</text:p>
          </table:table-cell>
          <table:table-cell office:value-type="float" office:value="653032" table:style-name="ce43">
            <text:p>653.032</text:p>
          </table:table-cell>
          <table:table-cell office:value-type="percentage" office:value="0.86734749444486503" table:style-name="ce44">
            <text:p>86,7%</text:p>
          </table:table-cell>
          <table:table-cell office:value-type="float" office:value="6752567" table:style-name="ce43">
            <text:p>6.752.56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614461266979562" table:style-name="ce44">
            <text:p>90,6%</text:p>
          </table:table-cell>
          <table:table-cell office:value-type="percentage" office:value="0.79775982050020966" table:style-name="ce44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85" table:style-name="ce46">
            <text:p>99.985</text:p>
          </table:table-cell>
          <table:table-cell office:value-type="percentage" office:value="1" table:style-name="ce47">
            <text:p>100,0%</text:p>
          </table:table-cell>
          <table:table-cell office:value-type="float" office:value="118575" table:style-name="ce46">
            <text:p>118.575</text:p>
          </table:table-cell>
          <table:table-cell office:value-type="percentage" office:value="0.99680551469042911" table:style-name="ce47">
            <text:p>99,7%</text:p>
          </table:table-cell>
          <table:table-cell office:value-type="float" office:value="152646" table:style-name="ce46">
            <text:p>152.646</text:p>
          </table:table-cell>
          <table:table-cell office:value-type="percentage" office:value="0.97620341887994266" table:style-name="ce47">
            <text:p>97,6%</text:p>
          </table:table-cell>
          <table:table-cell office:value-type="float" office:value="184133" table:style-name="ce46">
            <text:p>184.133</text:p>
          </table:table-cell>
          <table:table-cell office:value-type="percentage" office:value="0.92871697618351101" table:style-name="ce47">
            <text:p>92,9%</text:p>
          </table:table-cell>
          <table:table-cell office:value-type="float" office:value="185477" table:style-name="ce46">
            <text:p>185.477</text:p>
          </table:table-cell>
          <table:table-cell office:value-type="percentage" office:value="0.86291249307956064" table:style-name="ce47">
            <text:p>86,3%</text:p>
          </table:table-cell>
          <table:table-cell office:value-type="float" office:value="122532" table:style-name="ce46">
            <text:p>122.532</text:p>
          </table:table-cell>
          <table:table-cell office:value-type="percentage" office:value="0.74584565939885317" table:style-name="ce47">
            <text:p>74,6%</text:p>
          </table:table-cell>
          <table:table-cell office:value-type="float" office:value="100621" table:style-name="ce46">
            <text:p>100.621</text:p>
          </table:table-cell>
          <table:table-cell office:value-type="percentage" office:value="0.77162751819387887" table:style-name="ce47">
            <text:p>77,2%</text:p>
          </table:table-cell>
          <table:table-cell office:value-type="float" office:value="85595" table:style-name="ce46">
            <text:p>85.595</text:p>
          </table:table-cell>
          <table:table-cell office:value-type="percentage" office:value="0.83014091883346752" table:style-name="ce47">
            <text:p>83,0%</text:p>
          </table:table-cell>
          <table:table-cell office:value-type="float" office:value="1049564" table:style-name="ce46">
            <text:p>1.049.56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560787218998016" table:style-name="ce47">
            <text:p>88,6%</text:p>
          </table:table-cell>
          <table:table-cell office:value-type="percentage" office:value="0.78950737593379228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1" table:style-name="ce46">
            <text:p>88.191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1" table:style-name="ce46">
            <text:p>113.96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22" table:style-name="ce46">
            <text:p>147.422</text:p>
          </table:table-cell>
          <table:table-cell office:value-type="percentage" office:value="0.9850987624622457" table:style-name="ce47">
            <text:p>98,5%</text:p>
          </table:table-cell>
          <table:table-cell office:value-type="float" office:value="152496" table:style-name="ce46">
            <text:p>152.496</text:p>
          </table:table-cell>
          <table:table-cell office:value-type="percentage" office:value="0.93760029512127641" table:style-name="ce47">
            <text:p>93,8%</text:p>
          </table:table-cell>
          <table:table-cell office:value-type="float" office:value="149832" table:style-name="ce46">
            <text:p>149.832</text:p>
          </table:table-cell>
          <table:table-cell office:value-type="percentage" office:value="0.89723521345206092" table:style-name="ce47">
            <text:p>89,7%</text:p>
          </table:table-cell>
          <table:table-cell office:value-type="float" office:value="89495" table:style-name="ce46">
            <text:p>89.495</text:p>
          </table:table-cell>
          <table:table-cell office:value-type="percentage" office:value="0.78195035430009352" table:style-name="ce47">
            <text:p>78,2%</text:p>
          </table:table-cell>
          <table:table-cell office:value-type="float" office:value="65133" table:style-name="ce46">
            <text:p>65.133</text:p>
          </table:table-cell>
          <table:table-cell office:value-type="percentage" office:value="0.82331154959487307" table:style-name="ce47">
            <text:p>82,3%</text:p>
          </table:table-cell>
          <table:table-cell office:value-type="float" office:value="59592" table:style-name="ce46">
            <text:p>59.592</text:p>
          </table:table-cell>
          <table:table-cell office:value-type="percentage" office:value="0.93112499999999998" table:style-name="ce47">
            <text:p>93,1%</text:p>
          </table:table-cell>
          <table:table-cell office:value-type="float" office:value="866122" table:style-name="ce46">
            <text:p>866.12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39796579390033" table:style-name="ce47">
            <text:p>92,7%</text:p>
          </table:table-cell>
          <table:table-cell office:value-type="percentage" office:value="0.85015273109903566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93" table:style-name="ce46">
            <text:p>50.893</text:p>
          </table:table-cell>
          <table:table-cell office:value-type="percentage" office:value="1" table:style-name="ce47">
            <text:p>100,0%</text:p>
          </table:table-cell>
          <table:table-cell office:value-type="float" office:value="78842" table:style-name="ce46">
            <text:p>78.842</text:p>
          </table:table-cell>
          <table:table-cell office:value-type="percentage" office:value="0.97920910129663674" table:style-name="ce47">
            <text:p>97,9%</text:p>
          </table:table-cell>
          <table:table-cell office:value-type="float" office:value="109469" table:style-name="ce46">
            <text:p>109.469</text:p>
          </table:table-cell>
          <table:table-cell office:value-type="percentage" office:value="0.93378884424768194" table:style-name="ce47">
            <text:p>93,4%</text:p>
          </table:table-cell>
          <table:table-cell office:value-type="float" office:value="148818" table:style-name="ce46">
            <text:p>148.818</text:p>
          </table:table-cell>
          <table:table-cell office:value-type="percentage" office:value="0.89759163314173351" table:style-name="ce47">
            <text:p>89,8%</text:p>
          </table:table-cell>
          <table:table-cell office:value-type="float" office:value="165396" table:style-name="ce46">
            <text:p>165.396</text:p>
          </table:table-cell>
          <table:table-cell office:value-type="percentage" office:value="0.80222338629881851" table:style-name="ce47">
            <text:p>80,2%</text:p>
          </table:table-cell>
          <table:table-cell office:value-type="float" office:value="123414" table:style-name="ce46">
            <text:p>123.414</text:p>
          </table:table-cell>
          <table:table-cell office:value-type="percentage" office:value="0.67740288824120276" table:style-name="ce47">
            <text:p>67,7%</text:p>
          </table:table-cell>
          <table:table-cell office:value-type="float" office:value="93998" table:style-name="ce46">
            <text:p>93.998</text:p>
          </table:table-cell>
          <table:table-cell office:value-type="percentage" office:value="0.68143132620956637" table:style-name="ce47">
            <text:p>68,1%</text:p>
          </table:table-cell>
          <table:table-cell office:value-type="float" office:value="72805" table:style-name="ce46">
            <text:p>72.805</text:p>
          </table:table-cell>
          <table:table-cell office:value-type="percentage" office:value="0.76251571009635521" table:style-name="ce47">
            <text:p>76,3%</text:p>
          </table:table-cell>
          <table:table-cell office:value-type="float" office:value="843635" table:style-name="ce46">
            <text:p>843.63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521103678057183" table:style-name="ce47">
            <text:p>81,5%</text:p>
          </table:table-cell>
          <table:table-cell office:value-type="percentage" office:value="0.72010587746245758" table:style-name="ce47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11" table:style-name="ce46">
            <text:p>92.011</text:p>
          </table:table-cell>
          <table:table-cell office:value-type="percentage" office:value="1" table:style-name="ce47">
            <text:p>100,0%</text:p>
          </table:table-cell>
          <table:table-cell office:value-type="float" office:value="150353" table:style-name="ce46">
            <text:p>150.353</text:p>
          </table:table-cell>
          <table:table-cell office:value-type="percentage" office:value="0.97296335363131026" table:style-name="ce47">
            <text:p>97,3%</text:p>
          </table:table-cell>
          <table:table-cell office:value-type="float" office:value="221098" table:style-name="ce46">
            <text:p>221.098</text:p>
          </table:table-cell>
          <table:table-cell office:value-type="percentage" office:value="0.9404743674816668" table:style-name="ce47">
            <text:p>94,0%</text:p>
          </table:table-cell>
          <table:table-cell office:value-type="float" office:value="318481" table:style-name="ce46">
            <text:p>318.481</text:p>
          </table:table-cell>
          <table:table-cell office:value-type="percentage" office:value="0.90861653809284704" table:style-name="ce47">
            <text:p>90,9%</text:p>
          </table:table-cell>
          <table:table-cell office:value-type="float" office:value="314127" table:style-name="ce46">
            <text:p>314.127</text:p>
          </table:table-cell>
          <table:table-cell office:value-type="percentage" office:value="0.80976428372567821" table:style-name="ce47">
            <text:p>81,0%</text:p>
          </table:table-cell>
          <table:table-cell office:value-type="float" office:value="222764" table:style-name="ce46">
            <text:p>222.764</text:p>
          </table:table-cell>
          <table:table-cell office:value-type="percentage" office:value="0.71643499906732622" table:style-name="ce47">
            <text:p>71,6%</text:p>
          </table:table-cell>
          <table:table-cell office:value-type="float" office:value="178994" table:style-name="ce46">
            <text:p>178.994</text:p>
          </table:table-cell>
          <table:table-cell office:value-type="percentage" office:value="0.71100465544909985" table:style-name="ce47">
            <text:p>71,1%</text:p>
          </table:table-cell>
          <table:table-cell office:value-type="float" office:value="145062" table:style-name="ce46">
            <text:p>145.062</text:p>
          </table:table-cell>
          <table:table-cell office:value-type="percentage" office:value="0.80680990227868099" table:style-name="ce47">
            <text:p>80,7%</text:p>
          </table:table-cell>
          <table:table-cell office:value-type="float" office:value="1642890" table:style-name="ce46">
            <text:p>1.642.89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787830723989609" table:style-name="ce47">
            <text:p>83,8%</text:p>
          </table:table-cell>
          <table:table-cell office:value-type="percentage" office:value="0.75502125046876034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10" table:style-name="ce46">
            <text:p>41.910</text:p>
          </table:table-cell>
          <table:table-cell office:value-type="percentage" office:value="1" table:style-name="ce47">
            <text:p>100,0%</text:p>
          </table:table-cell>
          <table:table-cell office:value-type="float" office:value="55723" table:style-name="ce46">
            <text:p>55.723</text:p>
          </table:table-cell>
          <table:table-cell office:value-type="percentage" office:value="1" table:style-name="ce47">
            <text:p>100,0%</text:p>
          </table:table-cell>
          <table:table-cell office:value-type="float" office:value="76295" table:style-name="ce46">
            <text:p>76.295</text:p>
          </table:table-cell>
          <table:table-cell office:value-type="percentage" office:value="0.98642446182687959" table:style-name="ce47">
            <text:p>98,6%</text:p>
          </table:table-cell>
          <table:table-cell office:value-type="float" office:value="83809" table:style-name="ce46">
            <text:p>83.809</text:p>
          </table:table-cell>
          <table:table-cell office:value-type="percentage" office:value="0.93158374460895466" table:style-name="ce47">
            <text:p>93,2%</text:p>
          </table:table-cell>
          <table:table-cell office:value-type="float" office:value="87193" table:style-name="ce46">
            <text:p>87.193</text:p>
          </table:table-cell>
          <table:table-cell office:value-type="percentage" office:value="0.89182665261995109" table:style-name="ce47">
            <text:p>89,2%</text:p>
          </table:table-cell>
          <table:table-cell office:value-type="float" office:value="53887" table:style-name="ce46">
            <text:p>53.887</text:p>
          </table:table-cell>
          <table:table-cell office:value-type="percentage" office:value="0.7646474536347253" table:style-name="ce47">
            <text:p>76,5%</text:p>
          </table:table-cell>
          <table:table-cell office:value-type="float" office:value="40312" table:style-name="ce46">
            <text:p>40.312</text:p>
          </table:table-cell>
          <table:table-cell office:value-type="percentage" office:value="0.7981783981783982" table:style-name="ce47">
            <text:p>79,8%</text:p>
          </table:table-cell>
          <table:table-cell office:value-type="float" office:value="38494" table:style-name="ce46">
            <text:p>38.494</text:p>
          </table:table-cell>
          <table:table-cell office:value-type="percentage" office:value="0.87559993631007893" table:style-name="ce47">
            <text:p>87,6%</text:p>
          </table:table-cell>
          <table:table-cell office:value-type="float" office:value="477623" table:style-name="ce46">
            <text:p>477.62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127341274156837" table:style-name="ce47">
            <text:p>91,1%</text:p>
          </table:table-cell>
          <table:table-cell office:value-type="percentage" office:value="0.81938394764155398" table:style-name="ce47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29" table:style-name="ce46">
            <text:p>226.929</text:p>
          </table:table-cell>
          <table:table-cell office:value-type="percentage" office:value="1" table:style-name="ce47">
            <text:p>100,0%</text:p>
          </table:table-cell>
          <table:table-cell office:value-type="float" office:value="249144" table:style-name="ce46">
            <text:p>249.144</text:p>
          </table:table-cell>
          <table:table-cell office:value-type="percentage" office:value="1" table:style-name="ce47">
            <text:p>100,0%</text:p>
          </table:table-cell>
          <table:table-cell office:value-type="float" office:value="318098" table:style-name="ce46">
            <text:p>318.098</text:p>
          </table:table-cell>
          <table:table-cell office:value-type="percentage" office:value="0.99850270736875146" table:style-name="ce47">
            <text:p>99,9%</text:p>
          </table:table-cell>
          <table:table-cell office:value-type="float" office:value="348973" table:style-name="ce46">
            <text:p>348.973</text:p>
          </table:table-cell>
          <table:table-cell office:value-type="percentage" office:value="0.91551911851511769" table:style-name="ce47">
            <text:p>91,6%</text:p>
          </table:table-cell>
          <table:table-cell office:value-type="float" office:value="315860" table:style-name="ce46">
            <text:p>315.860</text:p>
          </table:table-cell>
          <table:table-cell office:value-type="percentage" office:value="0.86940724735415142" table:style-name="ce47">
            <text:p>86,9%</text:p>
          </table:table-cell>
          <table:table-cell office:value-type="float" office:value="206481" table:style-name="ce46">
            <text:p>206.481</text:p>
          </table:table-cell>
          <table:table-cell office:value-type="percentage" office:value="0.77107583379079325" table:style-name="ce47">
            <text:p>77,1%</text:p>
          </table:table-cell>
          <table:table-cell office:value-type="float" office:value="166104" table:style-name="ce46">
            <text:p>166.104</text:p>
          </table:table-cell>
          <table:table-cell office:value-type="percentage" office:value="0.78720036397069282" table:style-name="ce47">
            <text:p>78,7%</text:p>
          </table:table-cell>
          <table:table-cell office:value-type="float" office:value="134289" table:style-name="ce46">
            <text:p>134.289</text:p>
          </table:table-cell>
          <table:table-cell office:value-type="percentage" office:value="0.81218928040062421" table:style-name="ce47">
            <text:p>81,2%</text:p>
          </table:table-cell>
          <table:table-cell office:value-type="float" office:value="1965878" table:style-name="ce46">
            <text:p>1.965.87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333155198407533" table:style-name="ce47">
            <text:p>90,3%</text:p>
          </table:table-cell>
          <table:table-cell office:value-type="percentage" office:value="0.82085399166067485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318" table:style-name="ce46">
            <text:p>136.318</text:p>
          </table:table-cell>
          <table:table-cell office:value-type="percentage" office:value="1" table:style-name="ce47">
            <text:p>100,0%</text:p>
          </table:table-cell>
          <table:table-cell office:value-type="float" office:value="157185" table:style-name="ce46">
            <text:p>157.185</text:p>
          </table:table-cell>
          <table:table-cell office:value-type="percentage" office:value="0.987957335277591" table:style-name="ce47">
            <text:p>98,8%</text:p>
          </table:table-cell>
          <table:table-cell office:value-type="float" office:value="216707" table:style-name="ce46">
            <text:p>216.707</text:p>
          </table:table-cell>
          <table:table-cell office:value-type="percentage" office:value="0.99204830528648069" table:style-name="ce47">
            <text:p>99,2%</text:p>
          </table:table-cell>
          <table:table-cell office:value-type="float" office:value="277924" table:style-name="ce46">
            <text:p>277.924</text:p>
          </table:table-cell>
          <table:table-cell office:value-type="percentage" office:value="0.90388255419899965" table:style-name="ce47">
            <text:p>90,4%</text:p>
          </table:table-cell>
          <table:table-cell office:value-type="float" office:value="276573" table:style-name="ce46">
            <text:p>276.573</text:p>
          </table:table-cell>
          <table:table-cell office:value-type="percentage" office:value="0.8365662951256031" table:style-name="ce47">
            <text:p>83,7%</text:p>
          </table:table-cell>
          <table:table-cell office:value-type="float" office:value="195188" table:style-name="ce46">
            <text:p>195.188</text:p>
          </table:table-cell>
          <table:table-cell office:value-type="percentage" office:value="0.73406267746266463" table:style-name="ce47">
            <text:p>73,4%</text:p>
          </table:table-cell>
          <table:table-cell office:value-type="float" office:value="162006" table:style-name="ce46">
            <text:p>162.006</text:p>
          </table:table-cell>
          <table:table-cell office:value-type="percentage" office:value="0.74284351801328818" table:style-name="ce47">
            <text:p>74,3%</text:p>
          </table:table-cell>
          <table:table-cell office:value-type="float" office:value="142069" table:style-name="ce46">
            <text:p>142.069</text:p>
          </table:table-cell>
          <table:table-cell office:value-type="percentage" office:value="0.81661991584852733" table:style-name="ce47">
            <text:p>81,7%</text:p>
          </table:table-cell>
          <table:table-cell office:value-type="float" office:value="1563970" table:style-name="ce46">
            <text:p>1.563.97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465271696344059" table:style-name="ce47">
            <text:p>86,5%</text:p>
          </table:table-cell>
          <table:table-cell office:value-type="percentage" office:value="0.76469486671611531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314" table:style-name="ce46">
            <text:p>453.314</text:p>
          </table:table-cell>
          <table:table-cell office:value-type="percentage" office:value="1" table:style-name="ce47">
            <text:p>100,0%</text:p>
          </table:table-cell>
          <table:table-cell office:value-type="float" office:value="614529" table:style-name="ce46">
            <text:p>614.529</text:p>
          </table:table-cell>
          <table:table-cell office:value-type="percentage" office:value="0.96731739105797021" table:style-name="ce47">
            <text:p>96,7%</text:p>
          </table:table-cell>
          <table:table-cell office:value-type="float" office:value="788406" table:style-name="ce46">
            <text:p>788.406</text:p>
          </table:table-cell>
          <table:table-cell office:value-type="percentage" office:value="0.94128588893770659" table:style-name="ce47">
            <text:p>94,1%</text:p>
          </table:table-cell>
          <table:table-cell office:value-type="float" office:value="1015385" table:style-name="ce46">
            <text:p>1.015.385</text:p>
          </table:table-cell>
          <table:table-cell office:value-type="percentage" office:value="0.93002711168916818" table:style-name="ce47">
            <text:p>93,0%</text:p>
          </table:table-cell>
          <table:table-cell office:value-type="float" office:value="1111994" table:style-name="ce46">
            <text:p>1.111.994</text:p>
          </table:table-cell>
          <table:table-cell office:value-type="percentage" office:value="0.84449574901936963" table:style-name="ce47">
            <text:p>84,4%</text:p>
          </table:table-cell>
          <table:table-cell office:value-type="float" office:value="754882" table:style-name="ce46">
            <text:p>754.882</text:p>
          </table:table-cell>
          <table:table-cell office:value-type="percentage" office:value="0.72261576103812564" table:style-name="ce47">
            <text:p>72,3%</text:p>
          </table:table-cell>
          <table:table-cell office:value-type="float" office:value="613476" table:style-name="ce46">
            <text:p>613.476</text:p>
          </table:table-cell>
          <table:table-cell office:value-type="percentage" office:value="0.73125569919004452" table:style-name="ce47">
            <text:p>73,1%</text:p>
          </table:table-cell>
          <table:table-cell office:value-type="float" office:value="514359" table:style-name="ce46">
            <text:p>514.359</text:p>
          </table:table-cell>
          <table:table-cell office:value-type="percentage" office:value="0.78388548019860826" table:style-name="ce47">
            <text:p>78,4%</text:p>
          </table:table-cell>
          <table:table-cell office:value-type="float" office:value="5866345" table:style-name="ce46">
            <text:p>5.866.34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411146183368369" table:style-name="ce47">
            <text:p>85,4%</text:p>
          </table:table-cell>
          <table:table-cell office:value-type="percentage" office:value="0.75398249902094716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342" table:style-name="ce46">
            <text:p>293.342</text:p>
          </table:table-cell>
          <table:table-cell office:value-type="percentage" office:value="1" table:style-name="ce47">
            <text:p>100,0%</text:p>
          </table:table-cell>
          <table:table-cell office:value-type="float" office:value="431898" table:style-name="ce46">
            <text:p>431.898</text:p>
          </table:table-cell>
          <table:table-cell office:value-type="percentage" office:value="0.9863792701810159" table:style-name="ce47">
            <text:p>98,6%</text:p>
          </table:table-cell>
          <table:table-cell office:value-type="float" office:value="565478" table:style-name="ce46">
            <text:p>565.478</text:p>
          </table:table-cell>
          <table:table-cell office:value-type="percentage" office:value="0.97373985755809944" table:style-name="ce47">
            <text:p>97,4%</text:p>
          </table:table-cell>
          <table:table-cell office:value-type="float" office:value="709865" table:style-name="ce46">
            <text:p>709.865</text:p>
          </table:table-cell>
          <table:table-cell office:value-type="percentage" office:value="0.94355033801476473" table:style-name="ce47">
            <text:p>94,4%</text:p>
          </table:table-cell>
          <table:table-cell office:value-type="float" office:value="745213" table:style-name="ce46">
            <text:p>745.213</text:p>
          </table:table-cell>
          <table:table-cell office:value-type="percentage" office:value="0.87508630934207621" table:style-name="ce47">
            <text:p>87,5%</text:p>
          </table:table-cell>
          <table:table-cell office:value-type="float" office:value="498650" table:style-name="ce46">
            <text:p>498.650</text:p>
          </table:table-cell>
          <table:table-cell office:value-type="percentage" office:value="0.76862132163099084" table:style-name="ce47">
            <text:p>76,9%</text:p>
          </table:table-cell>
          <table:table-cell office:value-type="float" office:value="411758" table:style-name="ce46">
            <text:p>411.758</text:p>
          </table:table-cell>
          <table:table-cell office:value-type="percentage" office:value="0.79778581199164544" table:style-name="ce47">
            <text:p>79,8%</text:p>
          </table:table-cell>
          <table:table-cell office:value-type="float" office:value="359522" table:style-name="ce46">
            <text:p>359.522</text:p>
          </table:table-cell>
          <table:table-cell office:value-type="percentage" office:value="0.84686866212361411" table:style-name="ce47">
            <text:p>84,7%</text:p>
          </table:table-cell>
          <table:table-cell office:value-type="float" office:value="4015726" table:style-name="ce46">
            <text:p>4.015.726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467810667313663" table:style-name="ce47">
            <text:p>89,5%</text:p>
          </table:table-cell>
          <table:table-cell office:value-type="percentage" office:value="0.79403711783614872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65" table:style-name="ce46">
            <text:p>77.465</text:p>
          </table:table-cell>
          <table:table-cell office:value-type="percentage" office:value="1" table:style-name="ce47">
            <text:p>100,0%</text:p>
          </table:table-cell>
          <table:table-cell office:value-type="float" office:value="95464" table:style-name="ce46">
            <text:p>95.464</text:p>
          </table:table-cell>
          <table:table-cell office:value-type="percentage" office:value="1" table:style-name="ce47">
            <text:p>100,0%</text:p>
          </table:table-cell>
          <table:table-cell office:value-type="float" office:value="131685" table:style-name="ce46">
            <text:p>131.685</text:p>
          </table:table-cell>
          <table:table-cell office:value-type="percentage" office:value="1.0509828647134409" table:style-name="ce47">
            <text:p>105,1%</text:p>
          </table:table-cell>
          <table:table-cell office:value-type="float" office:value="160324" table:style-name="ce46">
            <text:p>160.324</text:p>
          </table:table-cell>
          <table:table-cell office:value-type="percentage" office:value="0.94745177760968224" table:style-name="ce47">
            <text:p>94,7%</text:p>
          </table:table-cell>
          <table:table-cell office:value-type="float" office:value="144471" table:style-name="ce46">
            <text:p>144.471</text:p>
          </table:table-cell>
          <table:table-cell office:value-type="percentage" office:value="0.90580836896685768" table:style-name="ce47">
            <text:p>90,6%</text:p>
          </table:table-cell>
          <table:table-cell office:value-type="float" office:value="110673" table:style-name="ce46">
            <text:p>110.673</text:p>
          </table:table-cell>
          <table:table-cell office:value-type="percentage" office:value="0.82914166273346368" table:style-name="ce47">
            <text:p>82,9%</text:p>
          </table:table-cell>
          <table:table-cell office:value-type="float" office:value="90366" table:style-name="ce46">
            <text:p>90.366</text:p>
          </table:table-cell>
          <table:table-cell office:value-type="percentage" office:value="0.79744087539710551" table:style-name="ce47">
            <text:p>79,7%</text:p>
          </table:table-cell>
          <table:table-cell office:value-type="float" office:value="74446" table:style-name="ce46">
            <text:p>74.446</text:p>
          </table:table-cell>
          <table:table-cell office:value-type="percentage" office:value="0.87841887905604721" table:style-name="ce47">
            <text:p>87,8%</text:p>
          </table:table-cell>
          <table:table-cell office:value-type="float" office:value="884894" table:style-name="ce46">
            <text:p>884.89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810956570806458" table:style-name="ce47">
            <text:p>92,8%</text:p>
          </table:table-cell>
          <table:table-cell office:value-type="percentage" office:value="0.83167745470574361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73" table:style-name="ce46">
            <text:p>240.773</text:p>
          </table:table-cell>
          <table:table-cell office:value-type="percentage" office:value="1" table:style-name="ce47">
            <text:p>100,0%</text:p>
          </table:table-cell>
          <table:table-cell office:value-type="float" office:value="290200" table:style-name="ce46">
            <text:p>290.200</text:p>
          </table:table-cell>
          <table:table-cell office:value-type="percentage" office:value="1" table:style-name="ce47">
            <text:p>100,0%</text:p>
          </table:table-cell>
          <table:table-cell office:value-type="float" office:value="345060" table:style-name="ce46">
            <text:p>345.060</text:p>
          </table:table-cell>
          <table:table-cell office:value-type="percentage" office:value="0.99461846440317414" table:style-name="ce47">
            <text:p>99,5%</text:p>
          </table:table-cell>
          <table:table-cell office:value-type="float" office:value="389116" table:style-name="ce46">
            <text:p>389.116</text:p>
          </table:table-cell>
          <table:table-cell office:value-type="percentage" office:value="0.95867589414840015" table:style-name="ce47">
            <text:p>95,9%</text:p>
          </table:table-cell>
          <table:table-cell office:value-type="float" office:value="405469" table:style-name="ce46">
            <text:p>405.469</text:p>
          </table:table-cell>
          <table:table-cell office:value-type="percentage" office:value="0.91482353047351095" table:style-name="ce47">
            <text:p>91,5%</text:p>
          </table:table-cell>
          <table:table-cell office:value-type="float" office:value="260143" table:style-name="ce46">
            <text:p>260.143</text:p>
          </table:table-cell>
          <table:table-cell office:value-type="percentage" office:value="0.80438022559738787" table:style-name="ce47">
            <text:p>80,4%</text:p>
          </table:table-cell>
          <table:table-cell office:value-type="float" office:value="194446" table:style-name="ce46">
            <text:p>194.446</text:p>
          </table:table-cell>
          <table:table-cell office:value-type="percentage" office:value="0.84182681692433581" table:style-name="ce47">
            <text:p>84,2%</text:p>
          </table:table-cell>
          <table:table-cell office:value-type="float" office:value="165463" table:style-name="ce46">
            <text:p>165.463</text:p>
          </table:table-cell>
          <table:table-cell office:value-type="percentage" office:value="0.9192031421000294" table:style-name="ce47">
            <text:p>91,9%</text:p>
          </table:table-cell>
          <table:table-cell office:value-type="float" office:value="2290670" table:style-name="ce46">
            <text:p>2.290.67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32543490580758" table:style-name="ce47">
            <text:p>93,3%</text:p>
          </table:table-cell>
          <table:table-cell office:value-type="percentage" office:value="0.84782511337732103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3" table:style-name="ce46">
            <text:p>23.173</text:p>
          </table:table-cell>
          <table:table-cell office:value-type="percentage" office:value="1" table:style-name="ce47">
            <text:p>100,0%</text:p>
          </table:table-cell>
          <table:table-cell office:value-type="float" office:value="28569" table:style-name="ce46">
            <text:p>28.569</text:p>
          </table:table-cell>
          <table:table-cell office:value-type="percentage" office:value="1" table:style-name="ce47">
            <text:p>100,0%</text:p>
          </table:table-cell>
          <table:table-cell office:value-type="float" office:value="37501" table:style-name="ce46">
            <text:p>37.501</text:p>
          </table:table-cell>
          <table:table-cell office:value-type="percentage" office:value="0.9942467787263376" table:style-name="ce47">
            <text:p>99,4%</text:p>
          </table:table-cell>
          <table:table-cell office:value-type="float" office:value="44799" table:style-name="ce46">
            <text:p>44.799</text:p>
          </table:table-cell>
          <table:table-cell office:value-type="percentage" office:value="0.93989174219536753" table:style-name="ce47">
            <text:p>94,0%</text:p>
          </table:table-cell>
          <table:table-cell office:value-type="float" office:value="46825" table:style-name="ce46">
            <text:p>46.825</text:p>
          </table:table-cell>
          <table:table-cell office:value-type="percentage" office:value="0.88437494097871461" table:style-name="ce47">
            <text:p>88,4%</text:p>
          </table:table-cell>
          <table:table-cell office:value-type="float" office:value="30362" table:style-name="ce46">
            <text:p>30.362</text:p>
          </table:table-cell>
          <table:table-cell office:value-type="percentage" office:value="0.77219664793102571" table:style-name="ce47">
            <text:p>77,2%</text:p>
          </table:table-cell>
          <table:table-cell office:value-type="float" office:value="23204" table:style-name="ce46">
            <text:p>23.204</text:p>
          </table:table-cell>
          <table:table-cell office:value-type="percentage" office:value="0.76183597084509813" table:style-name="ce47">
            <text:p>76,2%</text:p>
          </table:table-cell>
          <table:table-cell office:value-type="float" office:value="21156" table:style-name="ce46">
            <text:p>21.156</text:p>
          </table:table-cell>
          <table:table-cell office:value-type="percentage" office:value="0.82860723797587343" table:style-name="ce47">
            <text:p>82,9%</text:p>
          </table:table-cell>
          <table:table-cell office:value-type="float" office:value="255589" table:style-name="ce46">
            <text:p>255.58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00563439799979" table:style-name="ce47">
            <text:p>90,0%</text:p>
          </table:table-cell>
          <table:table-cell office:value-type="percentage" office:value="0.79893033752821074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138" table:style-name="ce46">
            <text:p>371.138</text:p>
          </table:table-cell>
          <table:table-cell office:value-type="percentage" office:value="1" table:style-name="ce47">
            <text:p>100,0%</text:p>
          </table:table-cell>
          <table:table-cell office:value-type="float" office:value="509134" table:style-name="ce46">
            <text:p>509.134</text:p>
          </table:table-cell>
          <table:table-cell office:value-type="percentage" office:value="0.96778632948158172" table:style-name="ce47">
            <text:p>96,8%</text:p>
          </table:table-cell>
          <table:table-cell office:value-type="float" office:value="677225" table:style-name="ce46">
            <text:p>677.225</text:p>
          </table:table-cell>
          <table:table-cell office:value-type="percentage" office:value="0.96289329369294052" table:style-name="ce47">
            <text:p>96,3%</text:p>
          </table:table-cell>
          <table:table-cell office:value-type="float" office:value="934117" table:style-name="ce46">
            <text:p>934.117</text:p>
          </table:table-cell>
          <table:table-cell office:value-type="percentage" office:value="0.96025218368330856" table:style-name="ce47">
            <text:p>96,0%</text:p>
          </table:table-cell>
          <table:table-cell office:value-type="float" office:value="1013926" table:style-name="ce46">
            <text:p>1.013.926</text:p>
          </table:table-cell>
          <table:table-cell office:value-type="percentage" office:value="0.86959795741060453" table:style-name="ce47">
            <text:p>87,0%</text:p>
          </table:table-cell>
          <table:table-cell office:value-type="float" office:value="723654" table:style-name="ce46">
            <text:p>723.654</text:p>
          </table:table-cell>
          <table:table-cell office:value-type="percentage" office:value="0.76202982182721879" table:style-name="ce47">
            <text:p>76,2%</text:p>
          </table:table-cell>
          <table:table-cell office:value-type="float" office:value="574819" table:style-name="ce46">
            <text:p>574.819</text:p>
          </table:table-cell>
          <table:table-cell office:value-type="percentage" office:value="0.7741930704737533" table:style-name="ce47">
            <text:p>77,4%</text:p>
          </table:table-cell>
          <table:table-cell office:value-type="float" office:value="441185" table:style-name="ce46">
            <text:p>441.185</text:p>
          </table:table-cell>
          <table:table-cell office:value-type="percentage" office:value="0.79702172554205464" table:style-name="ce47">
            <text:p>79,7%</text:p>
          </table:table-cell>
          <table:table-cell office:value-type="float" office:value="5245198" table:style-name="ce46">
            <text:p>5.245.19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742610870606363" table:style-name="ce47">
            <text:p>87,7%</text:p>
          </table:table-cell>
          <table:table-cell office:value-type="percentage" office:value="0.77364080350589859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88" table:style-name="ce46">
            <text:p>73.188</text:p>
          </table:table-cell>
          <table:table-cell office:value-type="percentage" office:value="1" table:style-name="ce47">
            <text:p>100,0%</text:p>
          </table:table-cell>
          <table:table-cell office:value-type="float" office:value="102449" table:style-name="ce46">
            <text:p>102.449</text:p>
          </table:table-cell>
          <table:table-cell office:value-type="percentage" office:value="0.99562677965772262" table:style-name="ce47">
            <text:p>99,6%</text:p>
          </table:table-cell>
          <table:table-cell office:value-type="float" office:value="145748" table:style-name="ce46">
            <text:p>145.748</text:p>
          </table:table-cell>
          <table:table-cell office:value-type="percentage" office:value="0.99209714857496822" table:style-name="ce47">
            <text:p>99,2%</text:p>
          </table:table-cell>
          <table:table-cell office:value-type="float" office:value="204913" table:style-name="ce46">
            <text:p>204.913</text:p>
          </table:table-cell>
          <table:table-cell office:value-type="percentage" office:value="0.96087800577709415" table:style-name="ce47">
            <text:p>96,1%</text:p>
          </table:table-cell>
          <table:table-cell office:value-type="float" office:value="226750" table:style-name="ce46">
            <text:p>226.750</text:p>
          </table:table-cell>
          <table:table-cell office:value-type="percentage" office:value="0.89216507906530218" table:style-name="ce47">
            <text:p>89,2%</text:p>
          </table:table-cell>
          <table:table-cell office:value-type="float" office:value="161377" table:style-name="ce46">
            <text:p>161.377</text:p>
          </table:table-cell>
          <table:table-cell office:value-type="percentage" office:value="0.77212767280852423" table:style-name="ce47">
            <text:p>77,2%</text:p>
          </table:table-cell>
          <table:table-cell office:value-type="float" office:value="133970" table:style-name="ce46">
            <text:p>133.970</text:p>
          </table:table-cell>
          <table:table-cell office:value-type="percentage" office:value="0.7777739073893456" table:style-name="ce47">
            <text:p>77,8%</text:p>
          </table:table-cell>
          <table:table-cell office:value-type="float" office:value="114900" table:style-name="ce46">
            <text:p>114.900</text:p>
          </table:table-cell>
          <table:table-cell office:value-type="percentage" office:value="0.80975939786037465" table:style-name="ce47">
            <text:p>81,0%</text:p>
          </table:table-cell>
          <table:table-cell office:value-type="float" office:value="1163295" table:style-name="ce46">
            <text:p>1.163.29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791859171979726" table:style-name="ce47">
            <text:p>88,8%</text:p>
          </table:table-cell>
          <table:table-cell office:value-type="percentage" office:value="0.76975631447059423" table:style-name="ce47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0" table:style-name="ce46">
            <text:p>42.120</text:p>
          </table:table-cell>
          <table:table-cell office:value-type="percentage" office:value="1" table:style-name="ce47">
            <text:p>100,0%</text:p>
          </table:table-cell>
          <table:table-cell office:value-type="float" office:value="55756" table:style-name="ce46">
            <text:p>55.756</text:p>
          </table:table-cell>
          <table:table-cell office:value-type="percentage" office:value="0.99935474620017206" table:style-name="ce47">
            <text:p>99,9%</text:p>
          </table:table-cell>
          <table:table-cell office:value-type="float" office:value="71735" table:style-name="ce46">
            <text:p>71.735</text:p>
          </table:table-cell>
          <table:table-cell office:value-type="percentage" office:value="0.97143979199393315" table:style-name="ce47">
            <text:p>97,1%</text:p>
          </table:table-cell>
          <table:table-cell office:value-type="float" office:value="91324" table:style-name="ce46">
            <text:p>91.324</text:p>
          </table:table-cell>
          <table:table-cell office:value-type="percentage" office:value="0.94446397915072289" table:style-name="ce47">
            <text:p>94,4%</text:p>
          </table:table-cell>
          <table:table-cell office:value-type="float" office:value="94547" table:style-name="ce46">
            <text:p>94.547</text:p>
          </table:table-cell>
          <table:table-cell office:value-type="percentage" office:value="0.87541897372270883" table:style-name="ce47">
            <text:p>87,5%</text:p>
          </table:table-cell>
          <table:table-cell office:value-type="float" office:value="63012" table:style-name="ce46">
            <text:p>63.012</text:p>
          </table:table-cell>
          <table:table-cell office:value-type="percentage" office:value="0.77466468324707094" table:style-name="ce47">
            <text:p>77,5%</text:p>
          </table:table-cell>
          <table:table-cell office:value-type="float" office:value="55504" table:style-name="ce46">
            <text:p>55.504</text:p>
          </table:table-cell>
          <table:table-cell office:value-type="percentage" office:value="0.81471369647863545" table:style-name="ce47">
            <text:p>81,5%</text:p>
          </table:table-cell>
          <table:table-cell office:value-type="float" office:value="48259" table:style-name="ce46">
            <text:p>48.259</text:p>
          </table:table-cell>
          <table:table-cell office:value-type="percentage" office:value="0.85583812158615313" table:style-name="ce47">
            <text:p>85,6%</text:p>
          </table:table-cell>
          <table:table-cell office:value-type="float" office:value="522257" table:style-name="ce46">
            <text:p>522.25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834593036256738" table:style-name="ce47">
            <text:p>89,8%</text:p>
          </table:table-cell>
          <table:table-cell office:value-type="percentage" office:value="0.78986595522968195" table:style-name="ce47">
            <text:p>79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52" table:style-name="ce46">
            <text:p>161.952</text:p>
          </table:table-cell>
          <table:table-cell office:value-type="percentage" office:value="1.0253371320037987" table:style-name="ce47">
            <text:p>102,5%</text:p>
          </table:table-cell>
          <table:table-cell office:value-type="float" office:value="212234" table:style-name="ce46">
            <text:p>212.234</text:p>
          </table:table-cell>
          <table:table-cell office:value-type="percentage" office:value="0.99602498580352072" table:style-name="ce47">
            <text:p>99,6%</text:p>
          </table:table-cell>
          <table:table-cell office:value-type="float" office:value="273429" table:style-name="ce46">
            <text:p>273.429</text:p>
          </table:table-cell>
          <table:table-cell office:value-type="percentage" office:value="0.97611729300761463" table:style-name="ce47">
            <text:p>97,6%</text:p>
          </table:table-cell>
          <table:table-cell office:value-type="float" office:value="320725" table:style-name="ce46">
            <text:p>320.725</text:p>
          </table:table-cell>
          <table:table-cell office:value-type="percentage" office:value="0.94337263991387654" table:style-name="ce47">
            <text:p>94,3%</text:p>
          </table:table-cell>
          <table:table-cell office:value-type="float" office:value="316178" table:style-name="ce46">
            <text:p>316.178</text:p>
          </table:table-cell>
          <table:table-cell office:value-type="percentage" office:value="0.87309910999549889" table:style-name="ce47">
            <text:p>87,3%</text:p>
          </table:table-cell>
          <table:table-cell office:value-type="float" office:value="197700" table:style-name="ce46">
            <text:p>197.700</text:p>
          </table:table-cell>
          <table:table-cell office:value-type="percentage" office:value="0.75879989099687961" table:style-name="ce47">
            <text:p>75,9%</text:p>
          </table:table-cell>
          <table:table-cell office:value-type="float" office:value="158991" table:style-name="ce46">
            <text:p>158.991</text:p>
          </table:table-cell>
          <table:table-cell office:value-type="percentage" office:value="0.78890410551073265" table:style-name="ce47">
            <text:p>78,9%</text:p>
          </table:table-cell>
          <table:table-cell office:value-type="float" office:value="143159" table:style-name="ce46">
            <text:p>143.159</text:p>
          </table:table-cell>
          <table:table-cell office:value-type="percentage" office:value="0.84907417292385801" table:style-name="ce47">
            <text:p>84,9%</text:p>
          </table:table-cell>
          <table:table-cell office:value-type="float" office:value="1784368" table:style-name="ce46">
            <text:p>1.784.36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940487201497221" table:style-name="ce47">
            <text:p>89,9%</text:p>
          </table:table-cell>
          <table:table-cell office:value-type="percentage" office:value="0.803586933416918" table:style-name="ce47">
            <text:p>8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39" table:style-name="ce46">
            <text:p>7.539</text:p>
          </table:table-cell>
          <table:table-cell office:value-type="percentage" office:value="0.95952653684612443" table:style-name="ce47">
            <text:p>96,0%</text:p>
          </table:table-cell>
          <table:table-cell office:value-type="float" office:value="10459" table:style-name="ce46">
            <text:p>10.459</text:p>
          </table:table-cell>
          <table:table-cell office:value-type="percentage" office:value="0.90507095880927657" table:style-name="ce47">
            <text:p>90,5%</text:p>
          </table:table-cell>
          <table:table-cell office:value-type="float" office:value="10913" table:style-name="ce46">
            <text:p>10.913</text:p>
          </table:table-cell>
          <table:table-cell office:value-type="percentage" office:value="0.86323366555924697" table:style-name="ce47">
            <text:p>86,3%</text:p>
          </table:table-cell>
          <table:table-cell office:value-type="float" office:value="8848" table:style-name="ce46">
            <text:p>8.848</text:p>
          </table:table-cell>
          <table:table-cell office:value-type="percentage" office:value="0.74390448965865141" table:style-name="ce47">
            <text:p>74,4%</text:p>
          </table:table-cell>
          <table:table-cell office:value-type="float" office:value="8493" table:style-name="ce46">
            <text:p>8.493</text:p>
          </table:table-cell>
          <table:table-cell office:value-type="percentage" office:value="0.77441415154554571" table:style-name="ce47">
            <text:p>77,4%</text:p>
          </table:table-cell>
          <table:table-cell office:value-type="float" office:value="7769" table:style-name="ce46">
            <text:p>7.769</text:p>
          </table:table-cell>
          <table:table-cell office:value-type="percentage" office:value="0.8513039666885821" table:style-name="ce47">
            <text:p>85,1%</text:p>
          </table:table-cell>
          <table:table-cell office:value-type="float" office:value="60263" table:style-name="ce46">
            <text:p>60.26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919326428521102" table:style-name="ce47">
            <text:p>84,9%</text:p>
          </table:table-cell>
          <table:table-cell office:value-type="percentage" office:value="0.71569558917840437" table:style-name="ce47">
            <text:p>71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9" table:style-name="ce46">
            <text:p>1.969</text:p>
          </table:table-cell>
          <table:table-cell office:value-type="percentage" office:value="0.8382290336313325" table:style-name="ce47">
            <text:p>83,8%</text:p>
          </table:table-cell>
          <table:table-cell office:value-type="float" office:value="3252" table:style-name="ce46">
            <text:p>3.252</text:p>
          </table:table-cell>
          <table:table-cell office:value-type="percentage" office:value="0.86766275346851651" table:style-name="ce47">
            <text:p>86,8%</text:p>
          </table:table-cell>
          <table:table-cell office:value-type="float" office:value="7029" table:style-name="ce46">
            <text:p>7.029</text:p>
          </table:table-cell>
          <table:table-cell office:value-type="percentage" office:value="0.89804522805672671" table:style-name="ce47">
            <text:p>89,8%</text:p>
          </table:table-cell>
          <table:table-cell office:value-type="float" office:value="9508" table:style-name="ce46">
            <text:p>9.508</text:p>
          </table:table-cell>
          <table:table-cell office:value-type="percentage" office:value="0.84149039738029918" table:style-name="ce47">
            <text:p>84,1%</text:p>
          </table:table-cell>
          <table:table-cell office:value-type="float" office:value="9861" table:style-name="ce46">
            <text:p>9.861</text:p>
          </table:table-cell>
          <table:table-cell office:value-type="percentage" office:value="0.82161306448925175" table:style-name="ce47">
            <text:p>82,2%</text:p>
          </table:table-cell>
          <table:table-cell office:value-type="float" office:value="8293" table:style-name="ce46">
            <text:p>8.293</text:p>
          </table:table-cell>
          <table:table-cell office:value-type="percentage" office:value="0.68350778867551309" table:style-name="ce47">
            <text:p>68,4%</text:p>
          </table:table-cell>
          <table:table-cell office:value-type="float" office:value="8061" table:style-name="ce46">
            <text:p>8.061</text:p>
          </table:table-cell>
          <table:table-cell office:value-type="percentage" office:value="0.67203001250521055" table:style-name="ce47">
            <text:p>67,2%</text:p>
          </table:table-cell>
          <table:table-cell office:value-type="float" office:value="7344" table:style-name="ce46">
            <text:p>7.344</text:p>
          </table:table-cell>
          <table:table-cell office:value-type="percentage" office:value="0.76707750156674326" table:style-name="ce47">
            <text:p>76,7%</text:p>
          </table:table-cell>
          <table:table-cell office:value-type="float" office:value="55317" table:style-name="ce46">
            <text:p>55.31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991456004060511" table:style-name="ce47">
            <text:p>78,0%</text:p>
          </table:table-cell>
          <table:table-cell office:value-type="percentage" office:value="0.63527263539896184" table:style-name="ce47">
            <text:p>6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13" table:style-name="ce46">
            <text:p>3.413</text:p>
          </table:table-cell>
          <table:table-cell office:value-type="string" table:style-name="ce47">
            <text:p>-</text:p>
          </table:table-cell>
          <table:table-cell office:value-type="float" office:value="8951" table:style-name="ce46">
            <text:p>8.951</text:p>
          </table:table-cell>
          <table:table-cell office:value-type="string" table:style-name="ce47">
            <text:p>-</text:p>
          </table:table-cell>
          <table:table-cell office:value-type="float" office:value="20714" table:style-name="ce46">
            <text:p>20.714</text:p>
          </table:table-cell>
          <table:table-cell office:value-type="string" table:style-name="ce47">
            <text:p>-</text:p>
          </table:table-cell>
          <table:table-cell office:value-type="float" office:value="29959" table:style-name="ce46">
            <text:p>29.959</text:p>
          </table:table-cell>
          <table:table-cell office:value-type="string" table:style-name="ce47">
            <text:p>-</text:p>
          </table:table-cell>
          <table:table-cell office:value-type="float" office:value="22650" table:style-name="ce46">
            <text:p>22.650</text:p>
          </table:table-cell>
          <table:table-cell office:value-type="string" table:style-name="ce47">
            <text:p>-</text:p>
          </table:table-cell>
          <table:table-cell office:value-type="float" office:value="1153" table:style-name="ce46">
            <text:p>1.153</text:p>
          </table:table-cell>
          <table:table-cell office:value-type="string" table:style-name="ce47">
            <text:p>-</text:p>
          </table:table-cell>
          <table:table-cell office:value-type="float" office:value="86880" table:style-name="ce46">
            <text:p>86.88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20" table:style-name="ce49">
            <text:p>220</text:p>
          </table:table-cell>
          <table:table-cell office:value-type="string" table:style-name="ce50">
            <text:p>-</text:p>
          </table:table-cell>
          <table:table-cell office:value-type="float" office:value="685" table:style-name="ce49">
            <text:p>685</text:p>
          </table:table-cell>
          <table:table-cell office:value-type="string" table:style-name="ce50">
            <text:p>-</text:p>
          </table:table-cell>
          <table:table-cell office:value-type="float" office:value="1300" table:style-name="ce49">
            <text:p>1.300</text:p>
          </table:table-cell>
          <table:table-cell office:value-type="string" table:style-name="ce50">
            <text:p>-</text:p>
          </table:table-cell>
          <table:table-cell office:value-type="float" office:value="1511" table:style-name="ce49">
            <text:p>1.511</text:p>
          </table:table-cell>
          <table:table-cell office:value-type="string" table:style-name="ce50">
            <text:p>-</text:p>
          </table:table-cell>
          <table:table-cell office:value-type="float" office:value="1260" table:style-name="ce49">
            <text:p>1.260</text:p>
          </table:table-cell>
          <table:table-cell office:value-type="string" table:style-name="ce50">
            <text:p>-</text:p>
          </table:table-cell>
          <table:table-cell office:value-type="float" office:value="156" table:style-name="ce49">
            <text:p>156</text:p>
          </table:table-cell>
          <table:table-cell office:value-type="string" table:style-name="ce50">
            <text:p>-</text:p>
          </table:table-cell>
          <table:table-cell office:value-type="float" office:value="5195" table:style-name="ce49">
            <text:p>5.19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5858" table:style-name="ce53">
            <text:p>2.905.858</text:p>
          </table:table-cell>
          <table:table-cell office:value-type="percentage" office:value="1" table:style-name="ce54">
            <text:p>100,0%</text:p>
          </table:table-cell>
          <table:table-cell office:value-type="float" office:value="3920748" table:style-name="ce53">
            <text:p>3.920.748</text:p>
          </table:table-cell>
          <table:table-cell office:value-type="percentage" office:value="0.99007662791710704" table:style-name="ce54">
            <text:p>99,0%</text:p>
          </table:table-cell>
          <table:table-cell office:value-type="float" office:value="5218204" table:style-name="ce53">
            <text:p>5.218.204</text:p>
          </table:table-cell>
          <table:table-cell office:value-type="percentage" office:value="0.97774361783973196" table:style-name="ce54">
            <text:p>97,8%</text:p>
          </table:table-cell>
          <table:table-cell office:value-type="float" office:value="6621752" table:style-name="ce53">
            <text:p>6.621.752</text:p>
          </table:table-cell>
          <table:table-cell office:value-type="percentage" office:value="0.94148498586582186" table:style-name="ce54">
            <text:p>94,1%</text:p>
          </table:table-cell>
          <table:table-cell office:value-type="float" office:value="6881109" table:style-name="ce53">
            <text:p>6.881.109</text:p>
          </table:table-cell>
          <table:table-cell office:value-type="percentage" office:value="0.87193845917571755" table:style-name="ce54">
            <text:p>87,2%</text:p>
          </table:table-cell>
          <table:table-cell office:value-type="float" office:value="4772413" table:style-name="ce53">
            <text:p>4.772.413</text:p>
          </table:table-cell>
          <table:table-cell office:value-type="percentage" office:value="0.76598785022413474" table:style-name="ce54">
            <text:p>76,6%</text:p>
          </table:table-cell>
          <table:table-cell office:value-type="float" office:value="3848353" table:style-name="ce53">
            <text:p>3.848.353</text:p>
          </table:table-cell>
          <table:table-cell office:value-type="percentage" office:value="0.77828780254983176" table:style-name="ce54">
            <text:p>77,8%</text:p>
          </table:table-cell>
          <table:table-cell office:value-type="float" office:value="3229809" table:style-name="ce53">
            <text:p>3.229.809</text:p>
          </table:table-cell>
          <table:table-cell office:value-type="percentage" office:value="0.83056564608199268" table:style-name="ce54">
            <text:p>83,1%</text:p>
          </table:table-cell>
          <table:table-cell office:value-type="float" office:value="37398246" table:style-name="ce53">
            <text:p>37.398.246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790122523532677" table:style-name="ce54">
            <text:p>88,8%</text:p>
          </table:table-cell>
          <table:table-cell office:value-type="percentage" office:value="0.78814793303252351" table:style-name="ce54">
            <text:p>78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1-11-08T15:36:05Z</dc:date>
  </office:meta>
</office:document-meta>
</file>